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89in"/>
    </style:style>
    <style:style style:name="co2" style:family="table-column">
      <style:table-column-properties fo:break-before="auto" style:column-width="1.9181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6654in"/>
    </style:style>
    <style:style style:name="co6" style:family="table-column">
      <style:table-column-properties fo:break-before="auto" style:column-width="0.7445in"/>
    </style:style>
    <style:style style:name="co7" style:family="table-column">
      <style:table-column-properties fo:break-before="auto" style:column-width="0.372in"/>
    </style:style>
    <style:style style:name="co8" style:family="table-column">
      <style:table-column-properties fo:break-before="auto" style:column-width="0.948in"/>
    </style:style>
    <style:style style:name="co9" style:family="table-column">
      <style:table-column-properties fo:break-before="auto" style:column-width="0.4063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172in"/>
    </style:style>
    <style:style style:name="co21" style:family="table-column">
      <style:table-column-properties fo:break-before="auto" style:column-width="2.3445in"/>
    </style:style>
    <style:style style:name="co22" style:family="table-column">
      <style:table-column-properties fo:break-before="auto" style:column-width="4.6457in"/>
    </style:style>
    <style:style style:name="co23" style:family="table-column">
      <style:table-column-properties fo:break-before="auto" style:column-width="1.3146in"/>
    </style:style>
    <style:style style:name="co20" style:family="table-column">
      <style:table-column-properties fo:break-before="auto" style:column-width="2.7161in"/>
    </style:style>
    <style:style style:name="co24" style:family="table-column">
      <style:table-column-properties fo:break-before="auto" style:column-width="3.5591in"/>
    </style:style>
    <style:style style:name="co25" style:family="table-column">
      <style:table-column-properties fo:break-before="auto" style:column-width="1.0862in"/>
    </style:style>
    <style:style style:name="co26" style:family="table-column">
      <style:table-column-properties fo:break-before="auto" style:column-width="2.3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20104P0" style:volatile="true" number:language="da" number:country="DK">
      <number:currency-symbol number:language="da" number:country="DK">kr.</number:currency-symbol>
      <number:text> </number:text>
      <number:number number:decimal-places="2" loext:min-decimal-places="2" number:min-integer-digits="1" number:grouping="true"/>
    </number:currency-style>
    <number:currency-style style:name="N20104" number:language="da" number:country="DK">
      <style:text-properties fo:color="#ff0000"/>
      <number:currency-symbol number:language="da" number:country="DK">kr.</number:currency-symbol>
      <number:text> -</number:text>
      <number:number number:decimal-places="2" loext:min-decimal-places="2" number:min-integer-digits="1" number:grouping="true"/>
      <style:map style:condition="value()&gt;=0" style:apply-style-name="N20104P0"/>
    </number:currency-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20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20104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d281e"/>
      <style:text-properties fo:color="#ffffff"/>
    </style:style>
    <style:style style:name="ce20" style:family="table-cell" style:parent-style-name="Default">
      <style:text-properties fo:font-weight="bold" style:font-weight-asian="bold" style:font-weight-complex="bold"/>
      <style:map style:condition="cell-content()&lt;=0" style:apply-style-name="Green" style:base-cell-address="'List all'.J6"/>
      <style:map style:condition="cell-content()&gt;0" style:apply-style-name="Red" style:base-cell-address="'List all'.J6"/>
    </style:style>
    <style:style style:name="ce21" style:family="table-cell" style:parent-style-name="Default">
      <style:map style:condition="cell-content()&lt;=0" style:apply-style-name="Green" style:base-cell-address="'List all'.J6"/>
      <style:map style:condition="cell-content()&gt;0" style:apply-style-name="Red" style:base-cell-address="'List all'.J6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weight-asian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20104"/>
    <style:style style:name="ce9" style:family="table-cell" style:parent-style-name="Default">
      <style:text-properties fo:color="#8d281e" fo:font-size="14pt" style:font-size-asian="14pt" style:font-size-complex="14pt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="0.99pt solid #000000"/>
    </style:style>
    <style:style style:name="ce4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Category" style:data-style-name="N100">
      <style:table-cell-properties fo:border="0.99pt solid #000000"/>
    </style:style>
    <style:style style:name="ce46" style:family="table-cell" style:parent-style-name="Pivot_20_Table_20_Title" style:data-style-name="N10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Category" style:data-style-name="N20104">
      <style:table-cell-properties fo:border="0.99pt solid #000000"/>
    </style:style>
    <style:style style:name="ce48" style:family="table-cell" style:parent-style-name="Pivot_20_Table_20_Title" style:data-style-name="N20104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" style:family="table-cell" style:parent-style-name="Pivot_20_Table_20_Value" style:data-style-name="N20104">
      <style:table-cell-properties fo:border-bottom="0.99pt solid #000000" fo:border-left="0.99pt solid #000000" fo:border-right="2.01pt solid #000000" fo:border-top="0.99pt solid #000000"/>
    </style:style>
    <style:style style:name="ce51" style:family="table-cell" style:parent-style-name="Pivot_20_Table_20_Result" style:data-style-name="N20104">
      <style:table-cell-properties fo:border-bottom="2.01pt solid #000000" fo:border-left="0.99pt solid #000000" fo:border-right="2.01pt solid #000000" fo:border-top="0.99pt solid #000000"/>
    </style:style>
    <style:style style:name="ce52" style:family="table-cell" style:parent-style-name="Default">
      <style:table-cell-properties fo:background-color="#81d41a"/>
    </style:style>
    <style:style style:name="ce53" style:family="table-cell" style:parent-style-name="Default">
      <style:table-cell-properties fo:background-color="#ff0000"/>
    </style:style>
    <style:style style:name="ce54" style:family="table-cell" style:parent-style-name="Pivot_20_Table_20_Title" style:data-style-name="N20104">
      <style:table-cell-properties fo:border-bottom="2.01pt solid #000000" fo:border-left="none" fo:border-right="none" fo:border-top="0.99pt solid #000000"/>
    </style:style>
    <style:style style:name="ce78" style:family="table-cell" style:parent-style-name="Default">
      <style:text-properties fo:color="#8d281e" fo:font-size="14pt" style:font-size-asian="14pt" style:font-size-complex="14pt"/>
    </style:style>
    <style:style style:name="ce79" style:family="table-cell" style:parent-style-name="Default">
      <style:table-cell-properties fo:background-color="#8d281e"/>
      <style:text-properties fo:color="#ffffff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ext-properties fo:font-style="italic" style:font-style-asian="italic" style:font-style-complex="italic"/>
    </style:style>
    <style:style style:name="ce8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00"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weight-asian="normal"/>
    </style:style>
    <style:style style:name="ce87" style:family="table-cell" style:parent-style-name="Default">
      <style:text-properties fo:font-weight="bold" style:font-weight-asian="bold" style:font-weight-complex="bold"/>
      <style:map style:condition="cell-content()&lt;=0" style:apply-style-name="Green" style:base-cell-address="'List all'.J6"/>
      <style:map style:condition="cell-content()&gt;0" style:apply-style-name="Red" style:base-cell-address="'List all'.J6"/>
    </style:style>
    <style:style style:name="ce88" style:family="table-cell" style:parent-style-name="Default">
      <style:map style:condition="cell-content()&lt;=0" style:apply-style-name="Green" style:base-cell-address="'List all'.J6"/>
      <style:map style:condition="cell-content()&gt;0" style:apply-style-name="Red" style:base-cell-address="'List all'.J6"/>
    </style:style>
    <style:style style:name="ce89" style:family="table-cell" style:parent-style-name="Defaul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20104"/>
    <style:style style:name="ce93" style:family="table-cell" style:parent-style-name="Default" style:data-style-name="N20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 style:data-style-name="N20104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9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0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0.99pt solid #000000"/>
    </style:style>
    <style:style style:name="ce10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6" style:family="table-cell" style:parent-style-name="Pivot_20_Table_20_Category" style:data-style-name="N0">
      <style:table-cell-properties fo:border="0.99pt solid #000000"/>
    </style:style>
    <style:style style:name="ce107" style:family="table-cell" style:parent-style-name="Pivot_20_Table_20_Category" style:data-style-name="N0">
      <style:table-cell-properties fo:background-color="#ffff00" fo:border="0.99pt solid #000000"/>
    </style:style>
    <style:style style:name="ce10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Pivot_20_Table_20_Category" style:data-style-name="N100">
      <style:table-cell-properties fo:border="0.99pt solid #000000"/>
    </style:style>
    <style:style style:name="ce111" style:family="table-cell" style:parent-style-name="Pivot_20_Table_20_Category" style:data-style-name="N100">
      <style:table-cell-properties fo:background-color="#ffff00" fo:border="0.99pt solid #000000"/>
    </style:style>
    <style:style style:name="ce112" style:family="table-cell" style:parent-style-name="Pivot_20_Table_20_Title" style:data-style-name="N100">
      <style:table-cell-properties fo:border-bottom="2.01pt solid #000000" fo:border-left="none" fo:border-right="none" fo:border-top="0.99pt solid #000000"/>
    </style:style>
    <style:style style:name="ce113" style:family="table-cell" style:parent-style-name="Pivot_20_Table_20_Category" style:data-style-name="N20104">
      <style:table-cell-properties fo:border="0.99pt solid #000000"/>
    </style:style>
    <style:style style:name="ce114" style:family="table-cell" style:parent-style-name="Pivot_20_Table_20_Category" style:data-style-name="N20104">
      <style:table-cell-properties fo:background-color="#ffff00" fo:border="0.99pt solid #000000"/>
    </style:style>
    <style:style style:name="ce115" style:family="table-cell" style:parent-style-name="Pivot_20_Table_20_Title" style:data-style-name="N20104">
      <style:table-cell-properties fo:border-bottom="2.01pt solid #000000" fo:border-left="none" fo:border-right="0.99pt solid #000000" fo:border-top="0.99pt solid #000000"/>
    </style:style>
    <style:style style:name="ce1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7" style:family="table-cell" style:parent-style-name="Pivot_20_Table_20_Value" style:data-style-name="N20104">
      <style:table-cell-properties fo:border-bottom="0.99pt solid #000000" fo:border-left="0.99pt solid #000000" fo:border-right="2.01pt solid #000000" fo:border-top="0.99pt solid #000000"/>
    </style:style>
    <style:style style:name="ce118" style:family="table-cell" style:parent-style-name="Pivot_20_Table_20_Value" style:data-style-name="N20104">
      <style:table-cell-properties fo:border-bottom="0.99pt solid #000000" fo:background-color="#ffff00" fo:border-left="0.99pt solid #000000" fo:border-right="2.01pt solid #000000" fo:border-top="0.99pt solid #000000"/>
    </style:style>
    <style:style style:name="ce119" style:family="table-cell" style:parent-style-name="Pivot_20_Table_20_Result" style:data-style-name="N20104">
      <style:table-cell-properties fo:border-bottom="2.01pt solid #000000" fo:border-left="0.99pt solid #000000" fo:border-right="2.01pt solid #000000" fo:border-top="0.99pt solid #000000"/>
    </style:style>
    <style:style style:name="ce120" style:family="table-cell" style:parent-style-name="Default">
      <style:table-cell-properties fo:background-color="#81d41a"/>
    </style:style>
    <style:style style:name="ce121" style:family="table-cell" style:parent-style-name="Default">
      <style:table-cell-properties fo:background-color="#ff0000"/>
    </style:style>
    <style:style style:name="ce122" style:family="table-cell" style:parent-style-name="Pivot_20_Table_20_Title" style:data-style-name="N20104">
      <style:table-cell-properties fo:border-bottom="2.01pt solid #000000" fo:border-left="none" fo:border-right="none" fo:border-top="0.99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da" fo:country="DK" fo:font-style="normal" fo:text-shadow="none" style:text-underline-style="none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font-name-asian="WenQuanYi Zen Hei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name="Liberation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language="en" fo:country="none" style:font-name-asian="Noto Sans CJK SC"/>
    </style:style>
    <style:style style:name="T7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all" table:style-name="ta1">
        <table:table-column table:style-name="co1" table:default-cell-style-name="ce80"/>
        <table:table-column table:style-name="co2" table:default-cell-style-name="ce81"/>
        <table:table-column table:style-name="co3" table:default-cell-style-name="Default"/>
        <table:table-column table:style-name="co4" table:default-cell-style-name="ce8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7"/>
        <table:table-column table:style-name="co11" table:default-cell-style-name="Default"/>
        <table:table-column table:style-name="co12" table:default-cell-style-name="ce92"/>
        <table:table-column table:style-name="co13" table:default-cell-style-name="ce92"/>
        <table:table-column table:style-name="co14" table:default-cell-style-name="ce92"/>
        <table:table-column table:style-name="co15" table:number-columns-repeated="8" table:default-cell-style-name="Default"/>
        <table:table-column table:style-name="co11" table:number-columns-repeated="5" table:default-cell-style-name="Default"/>
        <table:table-column table:style-name="co16" table:number-columns-repeated="2" table:default-cell-style-name="Default"/>
        <table:table-row table:style-name="ro1">
          <table:table-cell table:style-name="ce78" office:value-type="string" calcext:value-type="string">
            <text:p>Robobot Components</text:p>
          </table:table-cell>
          <table:table-cell table:style-name="Default"/>
          <table:table-cell table:style-name="ce83" office:value-type="string" calcext:value-type="string">
            <text:p>Number of <text:s/>robobots total: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table:number-columns-repeated="2"/>
          <table:table-cell table:style-name="ce83" office:value-type="string" calcext:value-type="string">
            <text:p>Number of new robobots: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office:value-type="string" calcext:value-type="string">
            <text:p>Purchases for all robobots: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Desc/value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Part name</text:p>
          </table:table-cell>
          <table:table-cell table:style-name="ce79" office:value-type="string" calcext:value-type="string">
            <text:p>Qty (1 Robobot)</text:p>
          </table:table-cell>
          <table:table-cell table:style-name="ce79" office:value-type="string" calcext:value-type="string">
            <text:p>Total Qty</text:p>
          </table:table-cell>
          <table:table-cell table:style-name="ce79" office:value-type="string" calcext:value-type="string">
            <text:p>Extra</text:p>
          </table:table-cell>
          <table:table-cell table:style-name="ce79" office:value-type="string" calcext:value-type="string">
            <text:p>Supplier</text:p>
          </table:table-cell>
          <table:table-cell table:style-name="ce79" office:value-type="string" calcext:value-type="string">
            <text:p>Have</text:p>
          </table:table-cell>
          <table:table-cell table:style-name="ce79" office:value-type="string" calcext:value-type="string">
            <text:p>Need</text:p>
          </table:table-cell>
          <table:table-cell table:style-name="ce79" office:value-type="string" calcext:value-type="string">
            <text:p>Link</text:p>
          </table:table-cell>
          <table:table-cell table:style-name="ce79" office:value-type="string" calcext:value-type="string">
            <text:p>Price</text:p>
          </table:table-cell>
          <table:table-cell table:style-name="ce79" office:value-type="string" calcext:value-type="string">
            <text:p>Subtotal</text:p>
          </table:table-cell>
          <table:table-cell table:style-name="ce79" office:value-type="string" calcext:value-type="string">
            <text:p>Cost for se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Regbot 5.0 Boar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Regbot 5.0 Board</text:p>
          </table:table-cell>
          <table:table-cell office:value-type="float" office:value="1" calcext:value-type="float">
            <text:p>1</text:p>
          </table:table-cell>
          <table:table-cell table:formula="of:=CEILING([.$D$1]*[.E6];1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Bway</text:p>
          </table:table-cell>
          <table:table-cell office:value-type="float" office:value="30" calcext:value-type="float">
            <text:p>30</text:p>
          </table:table-cell>
          <table:table-cell table:formula="of:=IF(CEILING([.$D$1]*[.E6]-[.I6]+[.G6])&gt;=0; CEILING([.$D$1]*[.E6]-[.I6]+[.G6]); 0)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currency" office:currency="DKK" office:value="637.84" calcext:value-type="currency">
            <text:p>kr. 637,84</text:p>
          </table:table-cell>
          <table:table-cell table:formula="of:=[.J6]*[.L6]" office:value-type="currency" office:currency="DKK" office:value="0" calcext:value-type="currency">
            <text:p>kr. 0,00</text:p>
          </table:table-cell>
          <table:table-cell table:formula="of:=[.F6]*[.L6]" office:value-type="currency" office:currency="DKK" office:value="19135.2" calcext:value-type="currency">
            <text:p>kr. 19.135,2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3D Print Body</text:p>
          </table:table-cell>
          <table:table-cell office:value-type="string" calcext:value-type="string">
            <text:p>Black PETG 1kg</text:p>
          </table:table-cell>
          <table:table-cell office:value-type="string" calcext:value-type="string">
            <text:p>Mechanical</text:p>
          </table:table-cell>
          <table:table-cell table:style-name="ce85" office:value-type="float" office:value="200701" calcext:value-type="float">
            <text:p>200701</text:p>
          </table:table-cell>
          <table:table-cell table:style-name="ce86" office:value-type="float" office:value="0.1" calcext:value-type="float">
            <text:p>0.1</text:p>
          </table:table-cell>
          <table:table-cell table:formula="of:=CEILING([.$D$1]*[.E7]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 Eksperten</text:p>
          </table:table-cell>
          <table:table-cell office:value-type="float" office:value="3" calcext:value-type="float">
            <text:p>3</text:p>
          </table:table-cell>
          <table:table-cell table:formula="of:=IF(CEILING([.$D$1]*[.E7]-[.I7]+[.G7])&gt;=0; CEILING([.$D$1]*[.E7]-[.I7]+[.G7]); 0)" office:value-type="float" office:value="0" calcext:value-type="float">
            <text:p>0</text:p>
          </table:table-cell>
          <table:table-cell office:value-type="string" calcext:value-type="string">
            <text:p><text:a xlink:href="https://3deksperten.dk/products/solid-black-3de-premium-petg-1-75mm" xlink:type="simple">https://3deksperten.dk/products/solid-black-3de-premium-petg-1-75mm</text:a></text:p>
          </table:table-cell>
          <table:table-cell office:value-type="currency" office:currency="DKK" office:value="1182.9" calcext:value-type="currency">
            <text:p>kr. 1.182,90</text:p>
          </table:table-cell>
          <table:table-cell table:formula="of:=[.J7]*[.L7]" office:value-type="currency" office:currency="DKK" office:value="0" calcext:value-type="currency">
            <text:p>kr. 0,00</text:p>
          </table:table-cell>
          <table:table-cell table:formula="of:=[.F7]*[.L7]" office:value-type="currency" office:currency="DKK" office:value="3548.7" calcext:value-type="currency">
            <text:p>kr. 3.548,7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SB A – micro B</text:p>
          </table:table-cell>
          <table:table-cell office:value-type="string" calcext:value-type="string">
            <text:p>USB micro B kabel 0.5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A-101</text:p>
          </table:table-cell>
          <table:table-cell office:value-type="float" office:value="1" calcext:value-type="float">
            <text:p>1</text:p>
          </table:table-cell>
          <table:table-cell table:formula="of:=CEILING([.$D$1]*[.E8];1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-Cables</text:p>
          </table:table-cell>
          <table:table-cell office:value-type="float" office:value="0" calcext:value-type="float">
            <text:p>0</text:p>
          </table:table-cell>
          <table:table-cell table:formula="of:=IF(CEILING([.$D$1]*[.E8]-[.I8]+[.G8])&gt;=0; CEILING([.$D$1]*[.E8]-[.I8]+[.G8]); 0)" office:value-type="float" office:value="30" calcext:value-type="float">
            <text:p>30</text:p>
          </table:table-cell>
          <table:table-cell office:value-type="string" calcext:value-type="string">
            <text:p><text:a xlink:href="https://www.av-cables.dk/usb-a-micro-b-kabel/usb-a-han-2-0-micro-b-han-0-5-m.html" xlink:type="simple">https://www.av-cables.dk/usb-a-micro-b-kabel/usb-a-han-2-0-micro-b-han-0-5-m.html</text:a></text:p>
          </table:table-cell>
          <table:table-cell office:value-type="currency" office:currency="DKK" office:value="22" calcext:value-type="currency">
            <text:p>kr. 22,00</text:p>
          </table:table-cell>
          <table:table-cell table:formula="of:=[.J8]*[.L8]" office:value-type="currency" office:currency="DKK" office:value="660" calcext:value-type="currency">
            <text:p>kr. 660,00</text:p>
          </table:table-cell>
          <table:table-cell table:formula="of:=[.F8]*[.L8]" office:value-type="currency" office:currency="DKK" office:value="660" calcext:value-type="currency">
            <text:p>kr. 660,0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ST connector 3pin double male</text:p>
          </table:table-cell>
          <table:table-cell office:value-type="string" calcext:value-type="string">
            <text:p>JST-PH-B3B 20c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3B-PH-K</text:p>
          </table:table-cell>
          <table:table-cell office:value-type="float" office:value="2" calcext:value-type="float">
            <text:p>2</text:p>
          </table:table-cell>
          <table:table-cell table:formula="of:=CEILING([.$D$1]*[.E9];1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9]-[.I9]+[.G9])&gt;=0; CEILING([.$D$1]*[.E9]-[.I9]+[.G9]); 0)" office:value-type="float" office:value="60" calcext:value-type="float">
            <text:p>60</text:p>
          </table:table-cell>
          <table:table-cell table:style-name="ce88" office:value-type="string" calcext:value-type="string">
            <text:p><text:a xlink:href="https://www.aliexpress.com/item/1005002693344052.html" xlink:type="simple">https://www.aliexpress.com/item/1005002693344052.html</text:a></text:p>
          </table:table-cell>
          <table:table-cell table:formula="of:=16.88/10" office:value-type="currency" office:currency="DKK" office:value="1.688" calcext:value-type="currency">
            <text:p>kr. 1,69</text:p>
          </table:table-cell>
          <table:table-cell table:formula="of:=[.J9]*[.L9]" office:value-type="currency" office:currency="DKK" office:value="101.28" calcext:value-type="currency">
            <text:p>kr. 101,28</text:p>
          </table:table-cell>
          <table:table-cell table:formula="of:=[.F9]*[.L9]" office:value-type="currency" office:currency="DKK" office:value="101.28" calcext:value-type="currency">
            <text:p>kr. 101,2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heel flange</text:p>
          </table:table-cell>
          <table:table-cell office:value-type="string" calcext:value-type="string">
            <text:p>6mm Rigid Flange Coupling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formula="of:=CEILING([.$D$1]*[.E10];1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10]-[.I10]+[.G10])&gt;=0; CEILING([.$D$1]*[.E10]-[.I10]+[.G10]); 0)" office:value-type="float" office:value="60" calcext:value-type="float">
            <text:p>60</text:p>
          </table:table-cell>
          <table:table-cell table:style-name="ce88" office:value-type="string" calcext:value-type="string">
            <text:p><text:a xlink:href="https://www.aliexpress.com/item/4000208248034.html" xlink:type="simple">https://www.aliexpress.com/item/4000208248034.html</text:a></text:p>
          </table:table-cell>
          <table:table-cell table:formula="of:=14.8/2" office:value-type="currency" office:currency="DKK" office:value="7.4" calcext:value-type="currency">
            <text:p>kr. 7,40</text:p>
          </table:table-cell>
          <table:table-cell table:formula="of:=[.J10]*[.L10]" office:value-type="currency" office:currency="DKK" office:value="444" calcext:value-type="currency">
            <text:p>kr. 444,00</text:p>
          </table:table-cell>
          <table:table-cell table:formula="of:=[.F10]*[.L10]" office:value-type="currency" office:currency="DKK" office:value="444" calcext:value-type="currency">
            <text:p>kr. 444,0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ST connector 2pin single male</text:p>
          </table:table-cell>
          <table:table-cell office:value-type="string" calcext:value-type="string">
            <text:p>JST-PH-B2B 20c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2B-PH-K</text:p>
          </table:table-cell>
          <table:table-cell office:value-type="float" office:value="4" calcext:value-type="float">
            <text:p>4</text:p>
          </table:table-cell>
          <table:table-cell table:formula="of:=CEILING([.$D$1]*[.E11];1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float" office:value="40" calcext:value-type="float">
            <text:p>40</text:p>
          </table:table-cell>
          <table:table-cell table:formula="of:=IF(CEILING([.$D$1]*[.E11]-[.I11]+[.G11])&gt;=0; CEILING([.$D$1]*[.E11]-[.I11]+[.G11]); 0)" office:value-type="float" office:value="80" calcext:value-type="float">
            <text:p>80</text:p>
          </table:table-cell>
          <table:table-cell table:style-name="ce88" office:value-type="string" calcext:value-type="string">
            <text:p><text:a xlink:href="https://www.aliexpress.com/item/1005003681846053.html" xlink:type="simple">https://www.aliexpress.com/item/1005003681846053.html</text:a></text:p>
          </table:table-cell>
          <table:table-cell table:formula="of:=9.57/10" office:value-type="currency" office:currency="DKK" office:value="0.957" calcext:value-type="currency">
            <text:p>kr. 0,96</text:p>
          </table:table-cell>
          <table:table-cell table:formula="of:=[.J11]*[.L11]" office:value-type="currency" office:currency="DKK" office:value="76.56" calcext:value-type="currency">
            <text:p>kr. 76,56</text:p>
          </table:table-cell>
          <table:table-cell table:formula="of:=[.F11]*[.L11]" office:value-type="currency" office:currency="DKK" office:value="114.84" calcext:value-type="currency">
            <text:p>kr. 114,8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heel Vertical bearing</text:p>
          </table:table-cell>
          <table:table-cell office:value-type="string" calcext:value-type="string">
            <text:p>Ø6mm, Øouter 10mm, Øflange 14mm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MFM-0610-10</text:p>
          </table:table-cell>
          <table:table-cell office:value-type="float" office:value="2" calcext:value-type="float">
            <text:p>2</text:p>
          </table:table-cell>
          <table:table-cell table:formula="of:=CEILING([.$D$1]*[.E12];1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gus</text:p>
          </table:table-cell>
          <table:table-cell office:value-type="float" office:value="120" calcext:value-type="float">
            <text:p>120</text:p>
          </table:table-cell>
          <table:table-cell table:formula="of:=IF(CEILING([.$D$1]*[.E12]-[.I12]+[.G12])&gt;=0; CEILING([.$D$1]*[.E12]-[.I12]+[.G12]); 0)" office:value-type="float" office:value="0" calcext:value-type="float">
            <text:p>0</text:p>
          </table:table-cell>
          <table:table-cell office:value-type="string" calcext:value-type="string">
            <text:p><text:a xlink:href="https://www.igus.de/product?artNr=MFM-0610-10" xlink:type="simple">https://www.igus.de/product?artNr=MFM-0610-10</text:a></text:p>
          </table:table-cell>
          <table:table-cell office:value-type="currency" office:currency="DKK" office:value="1.71" calcext:value-type="currency">
            <text:p>kr. 1,71</text:p>
          </table:table-cell>
          <table:table-cell table:formula="of:=[.J12]*[.L12]" office:value-type="currency" office:currency="DKK" office:value="0" calcext:value-type="currency">
            <text:p>kr. 0,00</text:p>
          </table:table-cell>
          <table:table-cell table:formula="of:=[.F12]*[.L12]" office:value-type="currency" office:currency="DKK" office:value="102.6" calcext:value-type="currency">
            <text:p>kr. 102,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heel Horizontal bearing</text:p>
          </table:table-cell>
          <table:table-cell office:value-type="string" calcext:value-type="string">
            <text:p>Ø2mm, Øouter 5mm, Øflange 8mm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MFM-0205-03</text:p>
          </table:table-cell>
          <table:table-cell office:value-type="float" office:value="2" calcext:value-type="float">
            <text:p>2</text:p>
          </table:table-cell>
          <table:table-cell table:formula="of:=CEILING([.$D$1]*[.E13];1)"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gus</text:p>
          </table:table-cell>
          <table:table-cell office:value-type="float" office:value="220" calcext:value-type="float">
            <text:p>220</text:p>
          </table:table-cell>
          <table:table-cell table:formula="of:=IF(CEILING([.$D$1]*[.E13]-[.I13]+[.G13])&gt;=0; CEILING([.$D$1]*[.E13]-[.I13]+[.G13]); 0)" office:value-type="float" office:value="0" calcext:value-type="float">
            <text:p>0</text:p>
          </table:table-cell>
          <table:table-cell office:value-type="string" calcext:value-type="string">
            <text:p><text:a xlink:href="https://www.igus.de/product?artNr=MFM-0205-03" xlink:type="simple">https://www.igus.de/product?artNr=MFM-0205-03</text:a></text:p>
          </table:table-cell>
          <table:table-cell office:value-type="currency" office:currency="DKK" office:value="1.26" calcext:value-type="currency">
            <text:p>kr. 1,26</text:p>
          </table:table-cell>
          <table:table-cell table:formula="of:=[.J13]*[.L13]" office:value-type="currency" office:currency="DKK" office:value="0" calcext:value-type="currency">
            <text:p>kr. 0,00</text:p>
          </table:table-cell>
          <table:table-cell table:formula="of:=[.F13]*[.L13]" office:value-type="currency" office:currency="DKK" office:value="75.6" calcext:value-type="currency">
            <text:p>kr. 75,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Side + cable fiz</text:p>
          </table:table-cell>
          <table:table-cell office:value-type="string" calcext:value-type="string">
            <text:p>Plastic, 3x10, countersunk, pozi</text:p>
          </table:table-cell>
          <table:table-cell office:value-type="string" calcext:value-type="string">
            <text:p>Screws</text:p>
          </table:table-cell>
          <table:table-cell table:style-name="ce85" office:value-type="float" office:value="3034335" calcext:value-type="float">
            <text:p>3034335</text:p>
          </table:table-cell>
          <table:table-cell office:value-type="float" office:value="7" calcext:value-type="float">
            <text:p>7</text:p>
          </table:table-cell>
          <table:table-cell table:formula="of:=CEILING([.$D$1]*[.E14];1)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10" calcext:value-type="float">
            <text:p>210</text:p>
          </table:table-cell>
          <table:table-cell table:formula="of:=IF(CEILING([.$D$1]*[.E14]-[.I14]+[.G14])&gt;=0; CEILING([.$D$1]*[.E14]-[.I14]+[.G14]); 0)" office:value-type="float" office:value="0" calcext:value-type="float">
            <text:p>0</text:p>
          </table:table-cell>
          <table:table-cell table:style-name="ce89" office:value-type="string" calcext:value-type="string">
            <text:p><text:a xlink:href="https://www.tme.eu/dk/en/details/b3x10_bn82427/screws/bossard/3034335/" xlink:type="simple">https://www.tme.eu/dk/en/details/b3x10_bn82427/screws/bossard/3034335/</text:a></text:p>
          </table:table-cell>
          <table:table-cell office:value-type="currency" office:currency="DKK" office:value="0.1638" calcext:value-type="currency">
            <text:p>kr. 0,16</text:p>
          </table:table-cell>
          <table:table-cell table:formula="of:=[.J14]*[.L14]" office:value-type="currency" office:currency="DKK" office:value="0" calcext:value-type="currency">
            <text:p>kr. 0,00</text:p>
          </table:table-cell>
          <table:table-cell table:formula="of:=[.F14]*[.L14]" office:value-type="currency" office:currency="DKK" office:value="34.398" calcext:value-type="currency">
            <text:p>kr. 34,4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lid</text:p>
          </table:table-cell>
          <table:table-cell office:value-type="string" calcext:value-type="string">
            <text:p>Plastic, 3x16, countersunk, pozi</text:p>
          </table:table-cell>
          <table:table-cell office:value-type="string" calcext:value-type="string">
            <text:p>Screws</text:p>
          </table:table-cell>
          <table:table-cell table:style-name="ce85" office:value-type="float" office:value="3034348" calcext:value-type="float">
            <text:p>3034348</text:p>
          </table:table-cell>
          <table:table-cell office:value-type="float" office:value="2" calcext:value-type="float">
            <text:p>2</text:p>
          </table:table-cell>
          <table:table-cell table:formula="of:=CEILING([.$D$1]*[.E15];1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60" calcext:value-type="float">
            <text:p>60</text:p>
          </table:table-cell>
          <table:table-cell table:formula="of:=IF(CEILING([.$D$1]*[.E15]-[.I15]+[.G15])&gt;=0; CEILING([.$D$1]*[.E15]-[.I15]+[.G15]); 0)" office:value-type="float" office:value="0" calcext:value-type="float">
            <text:p>0</text:p>
          </table:table-cell>
          <table:table-cell table:style-name="ce89" office:value-type="string" calcext:value-type="string">
            <text:p><text:a xlink:href="https://www.tme.eu/dk/en/details/b3x16_bn82427/screws/bossard/3034348/" xlink:type="simple">https://www.tme.eu/dk/en/details/b3x16_bn82427/screws/bossard/3034348/</text:a></text:p>
          </table:table-cell>
          <table:table-cell office:value-type="currency" office:currency="DKK" office:value="0.3677" calcext:value-type="currency">
            <text:p>kr. 0,37</text:p>
          </table:table-cell>
          <table:table-cell table:formula="of:=[.J15]*[.L15]" office:value-type="currency" office:currency="DKK" office:value="0" calcext:value-type="currency">
            <text:p>kr. 0,00</text:p>
          </table:table-cell>
          <table:table-cell table:formula="of:=[.F15]*[.L15]" office:value-type="currency" office:currency="DKK" office:value="22.062" calcext:value-type="currency">
            <text:p>kr. 22,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PCB+speaker+Raspberry, <text:s/>Line-sensor-PCB, IR sensor x 2</text:p>
          </table:table-cell>
          <table:table-cell table:style-name="ce82" office:value-type="string" calcext:value-type="string">
            <text:p>plastic, 2.2x6, pan head, pozi</text:p>
          </table:table-cell>
          <table:table-cell office:value-type="string" calcext:value-type="string">
            <text:p>Screws</text:p>
          </table:table-cell>
          <table:table-cell table:style-name="ce85" office:value-type="float" office:value="3033895" calcext:value-type="float">
            <text:p>3033895</text:p>
          </table:table-cell>
          <table:table-cell office:value-type="float" office:value="24" calcext:value-type="float">
            <text:p>24</text:p>
          </table:table-cell>
          <table:table-cell table:formula="of:=CEILING([.$D$1]*[.E16];1)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720" calcext:value-type="float">
            <text:p>720</text:p>
          </table:table-cell>
          <table:table-cell table:formula="of:=IF(CEILING([.$D$1]*[.E16]-[.I16]+[.G16])&gt;=0; CEILING([.$D$1]*[.E16]-[.I16]+[.G16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2.2x6_bn82428/screws/bossard/3033895/" xlink:type="simple">https://www.tme.eu/dk/en/details/b2.2x6_bn82428/screws/bossard/3033895/</text:a></text:p>
          </table:table-cell>
          <table:table-cell office:value-type="currency" office:currency="DKK" office:value="0.105" calcext:value-type="currency">
            <text:p>kr. 0,11</text:p>
          </table:table-cell>
          <table:table-cell table:formula="of:=[.J16]*[.L16]" office:value-type="currency" office:currency="DKK" office:value="0" calcext:value-type="currency">
            <text:p>kr. 0,00</text:p>
          </table:table-cell>
          <table:table-cell table:formula="of:=[.F16]*[.L16]" office:value-type="currency" office:currency="DKK" office:value="75.6" calcext:value-type="currency">
            <text:p>kr. 75,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pan text:style-name="T5">Screws </text:span><text:span text:style-name="T6">MPU</text:span></text:p>
          </table:table-cell>
          <table:table-cell table:style-name="ce82" office:value-type="string" calcext:value-type="string">
            <text:p>plastic, 2.2x6, pan head, pozi, Non-magnetic </text:p>
          </table:table-cell>
          <table:table-cell office:value-type="string" calcext:value-type="string">
            <text:p>Screws</text:p>
          </table:table-cell>
          <table:table-cell table:style-name="ce85" office:value-type="float" office:value="3772863" calcext:value-type="float">
            <text:p>3772863</text:p>
          </table:table-cell>
          <table:table-cell office:value-type="float" office:value="2" calcext:value-type="float">
            <text:p>2</text:p>
          </table:table-cell>
          <table:table-cell table:formula="of:=CEILING([.$D$1]*[.E17];1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50" calcext:value-type="float">
            <text:p>250</text:p>
          </table:table-cell>
          <table:table-cell table:formula="of:=IF(CEILING([.$D$1]*[.E17]-[.I17]+[.G17])&gt;=0; CEILING([.$D$1]*[.E17]-[.I17]+[.G17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2.2x6_bn82429/screws/bossard/3772863/" xlink:type="simple">https://www.tme.eu/dk/en/details/b2.2x6_bn82429/screws/bossard/3772863/</text:a></text:p>
          </table:table-cell>
          <table:table-cell office:value-type="currency" office:currency="DKK" office:value="0.46" calcext:value-type="currency">
            <text:p>kr. 0,46</text:p>
          </table:table-cell>
          <table:table-cell table:formula="of:=[.J17]*[.L17]" office:value-type="currency" office:currency="DKK" office:value="0" calcext:value-type="currency">
            <text:p>kr. 0,00</text:p>
          </table:table-cell>
          <table:table-cell table:formula="of:=[.F17]*[.L17]" office:value-type="currency" office:currency="DKK" office:value="27.6" calcext:value-type="currency">
            <text:p>kr. 27,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pan text:style-name="T5">Screws </text:span><text:span text:style-name="T6">motor</text:span></text:p>
          </table:table-cell>
          <table:table-cell office:value-type="string" calcext:value-type="string">
            <text:p>Maskin, M3x10, countersunk, pozi</text:p>
          </table:table-cell>
          <table:table-cell office:value-type="string" calcext:value-type="string">
            <text:p>Screws</text:p>
          </table:table-cell>
          <table:table-cell table:style-name="ce85" office:value-type="float" office:value="1536966" calcext:value-type="float">
            <text:p>1536966</text:p>
          </table:table-cell>
          <table:table-cell office:value-type="float" office:value="12" calcext:value-type="float">
            <text:p>12</text:p>
          </table:table-cell>
          <table:table-cell table:formula="of:=CEILING([.$D$1]*[.E18];1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60" calcext:value-type="float">
            <text:p>360</text:p>
          </table:table-cell>
          <table:table-cell table:formula="of:=IF(CEILING([.$D$1]*[.E18]-[.I18]+[.G18])&gt;=0; CEILING([.$D$1]*[.E18]-[.I18]+[.G18]); 0)" office:value-type="float" office:value="0" calcext:value-type="float">
            <text:p>0</text:p>
          </table:table-cell>
          <table:table-cell office:value-type="string" calcext:value-type="string">
            <text:p><text:a xlink:href="https://www.tme.eu/dk/en/details/b3x10_bn3333/bolts/bossard/1536966/" xlink:type="simple">https://www.tme.eu/dk/en/details/b3x10_bn3333/bolts/bossard/1536966/</text:a></text:p>
          </table:table-cell>
          <table:table-cell office:value-type="currency" office:currency="DKK" office:value="0.0603" calcext:value-type="currency">
            <text:p>kr. 0,06</text:p>
          </table:table-cell>
          <table:table-cell table:formula="of:=[.J18]*[.L18]" office:value-type="currency" office:currency="DKK" office:value="0" calcext:value-type="currency">
            <text:p>kr. 0,00</text:p>
          </table:table-cell>
          <table:table-cell table:formula="of:=[.F18]*[.L18]" office:value-type="currency" office:currency="DKK" office:value="21.708" calcext:value-type="currency">
            <text:p>kr. 21,7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Motor-mount </text:p>
          </table:table-cell>
          <table:table-cell office:value-type="string" calcext:value-type="string">
            <text:p>Plastic, 2.5x14, countersunk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3860650</text:p>
          </table:table-cell>
          <table:table-cell office:value-type="float" office:value="12" calcext:value-type="float">
            <text:p>12</text:p>
          </table:table-cell>
          <table:table-cell table:formula="of:=CEILING([.$D$1]*[.E19];1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60" calcext:value-type="float">
            <text:p>360</text:p>
          </table:table-cell>
          <table:table-cell table:formula="of:=IF(CEILING([.$D$1]*[.E19]-[.I19]+[.G19])&gt;=0; CEILING([.$D$1]*[.E19]-[.I19]+[.G19]); 0)" office:value-type="float" office:value="0" calcext:value-type="float">
            <text:p>0</text:p>
          </table:table-cell>
          <table:table-cell table:style-name="ce89" office:value-type="string" calcext:value-type="string">
            <text:p><text:a xlink:href="https://www.tme.eu/dk/en/details/b2.5x14_bn82427_bk/screws/bossard/3860650/" xlink:type="simple">https://www.tme.eu/dk/en/details/b2.5x14_bn82427_bk/screws/bossard/3860650/</text:a></text:p>
          </table:table-cell>
          <table:table-cell office:value-type="currency" office:currency="DKK" office:value="0.1303" calcext:value-type="currency">
            <text:p>kr. 0,13</text:p>
          </table:table-cell>
          <table:table-cell table:formula="of:=[.J19]*[.L19]" office:value-type="currency" office:currency="DKK" office:value="0" calcext:value-type="currency">
            <text:p>kr. 0,00</text:p>
          </table:table-cell>
          <table:table-cell table:formula="of:=[.F19]*[.L19]" office:value-type="currency" office:currency="DKK" office:value="46.908" calcext:value-type="currency">
            <text:p>kr. 46,9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Line sensor, camera mast </text:p>
          </table:table-cell>
          <table:table-cell office:value-type="string" calcext:value-type="string">
            <text:p>Plastic, 2.2x10, countersunk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3034251</text:p>
          </table:table-cell>
          <table:table-cell office:value-type="float" office:value="8" calcext:value-type="float">
            <text:p>8</text:p>
          </table:table-cell>
          <table:table-cell table:formula="of:=CEILING([.$D$1]*[.E20];1)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40" calcext:value-type="float">
            <text:p>240</text:p>
          </table:table-cell>
          <table:table-cell table:formula="of:=IF(CEILING([.$D$1]*[.E20]-[.I20]+[.G20])&gt;=0; CEILING([.$D$1]*[.E20]-[.I20]+[.G20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2.2x10_bn82427/screws/bossard/3034251/" xlink:type="simple">https://www.tme.eu/dk/en/details/b2.2x10_bn82427/screws/bossard/3034251/</text:a></text:p>
          </table:table-cell>
          <table:table-cell office:value-type="currency" office:currency="DKK" office:value="0.1608" calcext:value-type="currency">
            <text:p>kr. 0,16</text:p>
          </table:table-cell>
          <table:table-cell table:formula="of:=[.J20]*[.L20]" office:value-type="currency" office:currency="DKK" office:value="0" calcext:value-type="currency">
            <text:p>kr. 0,00</text:p>
          </table:table-cell>
          <table:table-cell table:formula="of:=[.F20]*[.L20]" office:value-type="currency" office:currency="DKK" office:value="38.592" calcext:value-type="currency">
            <text:p>kr. 38,5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axle (x2), servo arm</text:p>
          </table:table-cell>
          <table:table-cell office:value-type="string" calcext:value-type="string">
            <text:p>Maskin, M3x6, pan head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3060716</text:p>
          </table:table-cell>
          <table:table-cell office:value-type="float" office:value="6" calcext:value-type="float">
            <text:p>6</text:p>
          </table:table-cell>
          <table:table-cell table:formula="of:=CEILING([.$D$1]*[.E21];1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80" calcext:value-type="float">
            <text:p>180</text:p>
          </table:table-cell>
          <table:table-cell table:formula="of:=IF(CEILING([.$D$1]*[.E21]-[.I21]+[.G21])&gt;=0; CEILING([.$D$1]*[.E21]-[.I21]+[.G21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3x6_bn81882/bolts/bossard/3060716/" xlink:type="simple">https://www.tme.eu/dk/en/details/b3x6_bn81882/bolts/bossard/3060716/</text:a></text:p>
          </table:table-cell>
          <table:table-cell office:value-type="currency" office:currency="DKK" office:value="0.1533" calcext:value-type="currency">
            <text:p>kr. 0,15</text:p>
          </table:table-cell>
          <table:table-cell table:formula="of:=[.J21]*[.L21]" office:value-type="currency" office:currency="DKK" office:value="0" calcext:value-type="currency">
            <text:p>kr. 0,00</text:p>
          </table:table-cell>
          <table:table-cell table:formula="of:=[.F21]*[.L21]" office:value-type="currency" office:currency="DKK" office:value="27.594" calcext:value-type="currency">
            <text:p>kr. 27,5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pan text:style-name="T5">Screws </text:span><text:span text:style-name="T6">Wheel-side</text:span></text:p>
          </table:table-cell>
          <table:table-cell office:value-type="string" calcext:value-type="string">
            <text:p>plastic, 2.5x10, pan head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3034066</text:p>
          </table:table-cell>
          <table:table-cell office:value-type="float" office:value="8" calcext:value-type="float">
            <text:p>8</text:p>
          </table:table-cell>
          <table:table-cell table:formula="of:=CEILING([.$D$1]*[.E22];1)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240" calcext:value-type="float">
            <text:p>240</text:p>
          </table:table-cell>
          <table:table-cell table:formula="of:=IF(CEILING([.$D$1]*[.E22]-[.I22]+[.G22])&gt;=0; CEILING([.$D$1]*[.E22]-[.I22]+[.G22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2.5x10_bn82428/screws/bossard/3034066/" xlink:type="simple">https://www.tme.eu/dk/en/details/b2.5x10_bn82428/screws/bossard/3034066/</text:a></text:p>
          </table:table-cell>
          <table:table-cell office:value-type="currency" office:currency="DKK" office:value="0.1571" calcext:value-type="currency">
            <text:p>kr. 0,16</text:p>
          </table:table-cell>
          <table:table-cell table:formula="of:=[.J22]*[.L22]" office:value-type="currency" office:currency="DKK" office:value="0" calcext:value-type="currency">
            <text:p>kr. 0,00</text:p>
          </table:table-cell>
          <table:table-cell table:formula="of:=[.F22]*[.L22]" office:value-type="currency" office:currency="DKK" office:value="37.704" calcext:value-type="currency">
            <text:p>kr. 37,7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Axial-fix, Radial-fix</text:p>
          </table:table-cell>
          <table:table-cell office:value-type="string" calcext:value-type="string">
            <text:p>Maskin, M4x10, Pan-head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797-6200</text:p>
          </table:table-cell>
          <table:table-cell office:value-type="float" office:value="6" calcext:value-type="float">
            <text:p>6</text:p>
          </table:table-cell>
          <table:table-cell table:formula="of:=CEILING([.$D$1]*[.E23];1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180" calcext:value-type="float">
            <text:p>180</text:p>
          </table:table-cell>
          <table:table-cell table:formula="of:=IF(CEILING([.$D$1]*[.E23]-[.I23]+[.G23])&gt;=0; CEILING([.$D$1]*[.E23]-[.I23]+[.G23]); 0)" office:value-type="float" office:value="0" calcext:value-type="float">
            <text:p>0</text:p>
          </table:table-cell>
          <table:table-cell office:value-type="string" calcext:value-type="string">
            <text:p><text:a xlink:href="https://dk.rs-online.com/web/p/maskinskruer/7976200" xlink:type="simple">https://dk.rs-online.com/web/p/maskinskruer/7976200</text:a></text:p>
          </table:table-cell>
          <table:table-cell table:formula="of:=104.98/100" office:value-type="currency" office:currency="DKK" office:value="1.0498" calcext:value-type="currency">
            <text:p>kr. 1,05</text:p>
          </table:table-cell>
          <table:table-cell table:formula="of:=[.J23]*[.L23]" office:value-type="currency" office:currency="DKK" office:value="0" calcext:value-type="currency">
            <text:p>kr. 0,00</text:p>
          </table:table-cell>
          <table:table-cell table:formula="of:=[.F23]*[.L23]" office:value-type="currency" office:currency="DKK" office:value="188.964" calcext:value-type="currency">
            <text:p>kr. 188,9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Castor Axle bolt (6mm)</text:p>
          </table:table-cell>
          <table:table-cell office:value-type="string" calcext:value-type="string">
            <text:p>Maskin, M6x40, Pan-head, unbraco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M6X40/D912-A4</text:p>
          </table:table-cell>
          <table:table-cell office:value-type="float" office:value="1" calcext:value-type="float">
            <text:p>1</text:p>
          </table:table-cell>
          <table:table-cell table:formula="of:=CEILING([.$D$1]*[.E24];1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0" calcext:value-type="float">
            <text:p>30</text:p>
          </table:table-cell>
          <table:table-cell table:formula="of:=IF(CEILING([.$D$1]*[.E24]-[.I24]+[.G24])&gt;=0; CEILING([.$D$1]*[.E24]-[.I24]+[.G24]); 0)" office:value-type="float" office:value="0" calcext:value-type="float">
            <text:p>0</text:p>
          </table:table-cell>
          <table:table-cell table:style-name="ce89" office:value-type="string" calcext:value-type="string">
            <text:p><text:a xlink:href="https://www.tme.eu/dk/en/details/m6x40_d912-a4/bolts/kraftberg/" xlink:type="simple">https://www.tme.eu/dk/en/details/m6x40_d912-a4/bolts/kraftberg/</text:a></text:p>
          </table:table-cell>
          <table:table-cell office:value-type="currency" office:currency="DKK" office:value="1.5928" calcext:value-type="currency">
            <text:p>kr. 1,59</text:p>
          </table:table-cell>
          <table:table-cell table:formula="of:=[.J24]*[.L24]" office:value-type="currency" office:currency="DKK" office:value="0" calcext:value-type="currency">
            <text:p>kr. 0,00</text:p>
          </table:table-cell>
          <table:table-cell table:formula="of:=[.F24]*[.L24]" office:value-type="currency" office:currency="DKK" office:value="47.784" calcext:value-type="currency">
            <text:p>kr. 47,7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rews Castor2box, servo mount</text:p>
          </table:table-cell>
          <table:table-cell office:value-type="string" calcext:value-type="string">
            <text:p>Plastic, 2.2x6 (8), countersunk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3034248</text:p>
          </table:table-cell>
          <table:table-cell office:value-type="float" office:value="10" calcext:value-type="float">
            <text:p>10</text:p>
          </table:table-cell>
          <table:table-cell table:formula="of:=CEILING([.$D$1]*[.E25];1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00" calcext:value-type="float">
            <text:p>300</text:p>
          </table:table-cell>
          <table:table-cell table:formula="of:=IF(CEILING([.$D$1]*[.E25]-[.I25]+[.G25])&gt;=0; CEILING([.$D$1]*[.E25]-[.I25]+[.G25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2.2x6_bn82427/screws/bossard/3034248/" xlink:type="simple">https://www.tme.eu/dk/en/details/b2.2x6_bn82427/screws/bossard/3034248/</text:a></text:p>
          </table:table-cell>
          <table:table-cell office:value-type="currency" office:currency="DKK" office:value="0.1593" calcext:value-type="currency">
            <text:p>kr. 0,16</text:p>
          </table:table-cell>
          <table:table-cell table:formula="of:=[.J25]*[.L25]" office:value-type="currency" office:currency="DKK" office:value="0" calcext:value-type="currency">
            <text:p>kr. 0,00</text:p>
          </table:table-cell>
          <table:table-cell table:formula="of:=[.F25]*[.L25]" office:value-type="currency" office:currency="DKK" office:value="47.79" calcext:value-type="currency">
            <text:p>kr. 47,7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pan text:style-name="T5">Screws camera</text:span><text:span text:style-name="T6"> PCB</text:span></text:p>
          </table:table-cell>
          <table:table-cell office:value-type="string" calcext:value-type="string">
            <text:p>plastic, 1.8x4, pan head, pozi</text:p>
          </table:table-cell>
          <table:table-cell office:value-type="string" calcext:value-type="string">
            <text:p>Screws</text:p>
          </table:table-cell>
          <table:table-cell table:style-name="ce85" office:value-type="string" calcext:value-type="string">
            <text:p>3205355</text:p>
          </table:table-cell>
          <table:table-cell office:value-type="float" office:value="4" calcext:value-type="float">
            <text:p>4</text:p>
          </table:table-cell>
          <table:table-cell table:formula="of:=CEILING([.$D$1]*[.E26];1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120" calcext:value-type="float">
            <text:p>120</text:p>
          </table:table-cell>
          <table:table-cell table:formula="of:=IF(CEILING([.$D$1]*[.E26]-[.I26]+[.G26])&gt;=0; CEILING([.$D$1]*[.E26]-[.I26]+[.G26]); 0)" office:value-type="float" office:value="0" calcext:value-type="float">
            <text:p>0</text:p>
          </table:table-cell>
          <table:table-cell table:style-name="ce90" office:value-type="string" calcext:value-type="string">
            <text:p><text:a xlink:href="https://www.tme.eu/dk/en/details/b1.8x4_bn20093/screws/bossard/3205355/" xlink:type="simple">https://www.tme.eu/dk/en/details/b1.8x4_bn20093/screws/bossard/3205355/</text:a></text:p>
          </table:table-cell>
          <table:table-cell office:value-type="currency" office:currency="DKK" office:value="0.4742" calcext:value-type="currency">
            <text:p>kr. 0,47</text:p>
          </table:table-cell>
          <table:table-cell table:formula="of:=[.J26]*[.L26]" office:value-type="currency" office:currency="DKK" office:value="0" calcext:value-type="currency">
            <text:p>kr. 0,00</text:p>
          </table:table-cell>
          <table:table-cell table:formula="of:=[.F26]*[.L26]" office:value-type="currency" office:currency="DKK" office:value="56.904" calcext:value-type="currency">
            <text:p>kr. 56,9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mera</text:p>
          </table:table-cell>
          <table:table-cell office:value-type="string" calcext:value-type="string">
            <text:p>Sandberg USB Webcam 1080P Saver, 2 M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333-96</text:p>
          </table:table-cell>
          <table:table-cell office:value-type="float" office:value="1" calcext:value-type="float">
            <text:p>1</text:p>
          </table:table-cell>
          <table:table-cell table:formula="of:=CEILING([.$D$1]*[.E27];1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salg</text:p>
          </table:table-cell>
          <table:table-cell office:value-type="float" office:value="0" calcext:value-type="float">
            <text:p>0</text:p>
          </table:table-cell>
          <table:table-cell table:formula="of:=IF(CEILING([.$D$1]*[.E27]-[.I27]+[.G27])&gt;=0; CEILING([.$D$1]*[.E27]-[.I27]+[.G27]); 0)" office:value-type="float" office:value="30" calcext:value-type="float">
            <text:p>30</text:p>
          </table:table-cell>
          <table:table-cell office:value-type="string" calcext:value-type="string">
            <text:p><text:a xlink:href="https://www.computersalg.dk/i/6673549/sandberg-usb-webcam-1080p-saver-2-mp-1920-x-1080-pixel-30-fps-1920x1080-30fps-1080p-60" xlink:type="simple">https://www.computersalg.dk/i/6673549/sandberg-usb-webcam-1080p-saver-2-mp-1920-x-1080-pixel-30-fps-1920x1080-30fps-1080p-60</text:a></text:p>
          </table:table-cell>
          <table:table-cell office:value-type="currency" office:currency="DKK" office:value="131.08" calcext:value-type="currency">
            <text:p>kr. 131,08</text:p>
          </table:table-cell>
          <table:table-cell table:formula="of:=[.J27]*[.L27]" office:value-type="currency" office:currency="DKK" office:value="3932.4" calcext:value-type="currency">
            <text:p>kr. 3.932,40</text:p>
          </table:table-cell>
          <table:table-cell table:formula="of:=[.F27]*[.L27]" office:value-type="currency" office:currency="DKK" office:value="3932.4" calcext:value-type="currency">
            <text:p>kr. 3.932,40</text:p>
          </table:table-cell>
          <table:table-cell table:number-columns-repeated="1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Total</text:p>
          </table:table-cell>
          <table:table-cell table:style-name="ce93" table:formula="of:=SUM([.M6:.M27])" office:value-type="currency" office:currency="DKK" office:value="5214.24" calcext:value-type="currency">
            <text:p>kr. 5.214,24</text:p>
          </table:table-cell>
          <table:table-cell table:style-name="ce93" table:formula="of:=SUM([.N6:.N27])" office:value-type="currency" office:currency="DKK" office:value="28788.228" calcext:value-type="currency">
            <text:p>kr. 28.788,23</text:p>
          </table:table-cell>
          <table:table-cell table:number-columns-repeated="15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office:value-type="string" calcext:value-type="string">
            <text:p>Purchases for new robobots: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Desc/value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Part name</text:p>
          </table:table-cell>
          <table:table-cell table:style-name="ce79" office:value-type="string" calcext:value-type="string">
            <text:p>Qty (1 Robobot)</text:p>
          </table:table-cell>
          <table:table-cell table:style-name="ce79" office:value-type="string" calcext:value-type="string">
            <text:p>Total Qty</text:p>
          </table:table-cell>
          <table:table-cell table:style-name="ce79" office:value-type="string" calcext:value-type="string">
            <text:p>Extra</text:p>
          </table:table-cell>
          <table:table-cell table:style-name="ce79" office:value-type="string" calcext:value-type="string">
            <text:p>Supplier</text:p>
          </table:table-cell>
          <table:table-cell table:style-name="ce79" office:value-type="string" calcext:value-type="string">
            <text:p>Have</text:p>
          </table:table-cell>
          <table:table-cell table:style-name="ce79" office:value-type="string" calcext:value-type="string">
            <text:p>Need</text:p>
          </table:table-cell>
          <table:table-cell table:style-name="ce79" office:value-type="string" calcext:value-type="string">
            <text:p>Link</text:p>
          </table:table-cell>
          <table:table-cell table:style-name="ce79" office:value-type="string" calcext:value-type="string">
            <text:p>Price</text:p>
          </table:table-cell>
          <table:table-cell table:style-name="ce79" office:value-type="string" calcext:value-type="string">
            <text:p>Subtotal</text:p>
          </table:table-cell>
          <table:table-cell table:style-name="ce79" office:value-type="string" calcext:value-type="string">
            <text:p>Cost for se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spberry Pi Kit</text:p>
          </table:table-cell>
          <table:table-cell office:value-type="string" calcext:value-type="string">
            <text:p>Raspberry Pi 4B 2GB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2]*[.E35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pi.dk</text:p>
          </table:table-cell>
          <table:table-cell office:value-type="float" office:value="3" calcext:value-type="float">
            <text:p>3</text:p>
          </table:table-cell>
          <table:table-cell table:style-name="ce80" table:formula="of:=IF(CEILING([.$D$2]*[.E35]-[.I35]+[.G35])&gt;=0; CEILING([.$D$2]*[.E35]-[.I35]+[.G35]); 0)" office:value-type="float" office:value="7" calcext:value-type="float">
            <text:p>7</text:p>
          </table:table-cell>
          <table:table-cell office:value-type="string" calcext:value-type="string">
            <text:p><text:a xlink:href="https://raspberrypi.dk/produkt/raspberry-pi-4-model-b-starter-kit-2/" xlink:type="simple">https://raspberrypi.dk/produkt/raspberry-pi-4-model-b-starter-kit-2/</text:a></text:p>
          </table:table-cell>
          <table:table-cell office:value-type="currency" office:currency="DKK" office:value="1126" calcext:value-type="currency">
            <text:p>kr. 1.126,00</text:p>
          </table:table-cell>
          <table:table-cell table:formula="of:=[.J35]*[.L35]" office:value-type="currency" office:currency="DKK" office:value="7882" calcext:value-type="currency">
            <text:p>kr. 7.882,00</text:p>
          </table:table-cell>
          <table:table-cell table:formula="of:=[.F35]*[.L35]" office:value-type="currency" office:currency="DKK" office:value="11260" calcext:value-type="currency">
            <text:p>kr. 11.260,0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rared Distance Sensor</text:p>
          </table:table-cell>
          <table:table-cell office:value-type="string" calcext:value-type="string">
            <text:p>Sharp IR distance senso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P2Y0A21YK0F</text:p>
          </table:table-cell>
          <table:table-cell office:value-type="float" office:value="2" calcext:value-type="float">
            <text:p>2</text:p>
          </table:table-cell>
          <table:table-cell table:formula="of:=CEILING([.$D$2]*[.E36];1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2]*[.E36]-[.I36]+[.G36])&gt;=0; CEILING([.$D$2]*[.E36]-[.I36]+[.G36]); 0)" office:value-type="float" office:value="30" calcext:value-type="float">
            <text:p>30</text:p>
          </table:table-cell>
          <table:table-cell table:style-name="ce88" office:value-type="string" calcext:value-type="string">
            <text:p><text:a xlink:href="https://www.aliexpress.com/item/32999674875.html" xlink:type="simple">https://www.aliexpress.com/item/32999674875.html</text:a></text:p>
          </table:table-cell>
          <table:table-cell office:value-type="currency" office:currency="DKK" office:value="37.53" calcext:value-type="currency">
            <text:p>kr. 37,53</text:p>
          </table:table-cell>
          <table:table-cell table:formula="of:=[.J36]*[.L36]" office:value-type="currency" office:currency="DKK" office:value="1125.9" calcext:value-type="currency">
            <text:p>kr. 1.125,90</text:p>
          </table:table-cell>
          <table:table-cell table:formula="of:=[.F36]*[.L36]" office:value-type="currency" office:currency="DKK" office:value="750.6" calcext:value-type="currency">
            <text:p>kr. 750,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MU</text:p>
          </table:table-cell>
          <table:table-cell office:value-type="string" calcext:value-type="string">
            <text:p>MPU9250 + BMP28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MPU9250</text:p>
          </table:table-cell>
          <table:table-cell office:value-type="float" office:value="1" calcext:value-type="float">
            <text:p>1</text:p>
          </table:table-cell>
          <table:table-cell table:formula="of:=CEILING([.$D$2]*[.E37];1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2]*[.E37]-[.I37]+[.G37])&gt;=0; CEILING([.$D$2]*[.E37]-[.I37]+[.G37]); 0)" office:value-type="float" office:value="15" calcext:value-type="float">
            <text:p>15</text:p>
          </table:table-cell>
          <table:table-cell table:style-name="ce88" office:value-type="string" calcext:value-type="string">
            <text:p><text:a xlink:href="https://www.aliexpress.com/item/1005004525550587.html" xlink:type="simple">https://www.aliexpress.com/item/1005004525550587.html</text:a></text:p>
          </table:table-cell>
          <table:table-cell office:value-type="currency" office:currency="DKK" office:value="51.25" calcext:value-type="currency">
            <text:p>kr. 51,25</text:p>
          </table:table-cell>
          <table:table-cell table:formula="of:=[.J37]*[.L37]" office:value-type="currency" office:currency="DKK" office:value="768.75" calcext:value-type="currency">
            <text:p>kr. 768,75</text:p>
          </table:table-cell>
          <table:table-cell table:formula="of:=[.F37]*[.L37]" office:value-type="currency" office:currency="DKK" office:value="512.5" calcext:value-type="currency">
            <text:p>kr. 512,5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peaker</text:p>
          </table:table-cell>
          <table:table-cell office:value-type="string" calcext:value-type="string">
            <text:p>ABS-235-RC speake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817-9132</text:p>
          </table:table-cell>
          <table:table-cell office:value-type="float" office:value="2" calcext:value-type="float">
            <text:p>2</text:p>
          </table:table-cell>
          <table:table-cell table:formula="of:=CEILING([.$D$2]*[.E38]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0" calcext:value-type="float">
            <text:p>0</text:p>
          </table:table-cell>
          <table:table-cell table:formula="of:=IF(CEILING([.$D$2]*[.E38]-[.I38]+[.G38])&gt;=0; CEILING([.$D$2]*[.E38]-[.I38]+[.G38]); 0)" office:value-type="float" office:value="20" calcext:value-type="float">
            <text:p>20</text:p>
          </table:table-cell>
          <table:table-cell office:value-type="string" calcext:value-type="string">
            <text:p><text:span text:style-name="T7"><text:a xlink:href="https://dk.rs-online.com/web/p/miniature-hojttalere/8179132/" xlink:type="simple">https://dk.rs-online.com/web/p/miniature-hojttalere/8179132/</text:a></text:span></text:p>
          </table:table-cell>
          <table:table-cell office:value-type="currency" office:currency="DKK" office:value="22.59" calcext:value-type="currency">
            <text:p>kr. 22,59</text:p>
          </table:table-cell>
          <table:table-cell table:formula="of:=[.J38]*[.L38]" office:value-type="currency" office:currency="DKK" office:value="451.8" calcext:value-type="currency">
            <text:p>kr. 451,80</text:p>
          </table:table-cell>
          <table:table-cell table:formula="of:=[.F38]*[.L38]" office:value-type="currency" office:currency="DKK" office:value="451.8" calcext:value-type="currency">
            <text:p>kr. 451,8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JGB37-555B 400 RPM moto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JGB37-555B</text:p>
          </table:table-cell>
          <table:table-cell office:value-type="float" office:value="2" calcext:value-type="float">
            <text:p>2</text:p>
          </table:table-cell>
          <table:table-cell table:formula="of:=CEILING([.$D$2]*[.E39];1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2]*[.E39]-[.I39]+[.G39])&gt;=0; CEILING([.$D$2]*[.E39]-[.I39]+[.G39]); 0)" office:value-type="float" office:value="25" calcext:value-type="float">
            <text:p>25</text:p>
          </table:table-cell>
          <table:table-cell office:value-type="string" calcext:value-type="string">
            <text:p><text:a xlink:href="https://www.aliexpress.com/item/32855405427.html" xlink:type="simple">https://www.aliexpress.com/item/32855405427.html</text:a></text:p>
          </table:table-cell>
          <table:table-cell office:value-type="currency" office:currency="DKK" office:value="179.21" calcext:value-type="currency">
            <text:p>kr. 179,21</text:p>
          </table:table-cell>
          <table:table-cell table:formula="of:=[.J39]*[.L39]" office:value-type="currency" office:currency="DKK" office:value="4480.25" calcext:value-type="currency">
            <text:p>kr. 4.480,25</text:p>
          </table:table-cell>
          <table:table-cell table:formula="of:=[.F39]*[.L39]" office:value-type="currency" office:currency="DKK" office:value="3584.2" calcext:value-type="currency">
            <text:p>kr. 3.584,2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rvo Motor</text:p>
          </table:table-cell>
          <table:table-cell office:value-type="string" calcext:value-type="string">
            <text:p>SA-1230-SG Digital Serv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A-1230-SG+</text:p>
          </table:table-cell>
          <table:table-cell office:value-type="float" office:value="1" calcext:value-type="float">
            <text:p>1</text:p>
          </table:table-cell>
          <table:table-cell table:formula="of:=CEILING([.$D$2]*[.E40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OX-SERVO</text:p>
          </table:table-cell>
          <table:table-cell office:value-type="float" office:value="0" calcext:value-type="float">
            <text:p>0</text:p>
          </table:table-cell>
          <table:table-cell table:formula="of:=IF(CEILING([.$D$2]*[.E40]-[.I40]+[.G40])&gt;=0; CEILING([.$D$2]*[.E40]-[.I40]+[.G40]); 0)" office:value-type="float" office:value="10" calcext:value-type="float">
            <text:p>10</text:p>
          </table:table-cell>
          <table:table-cell office:value-type="string" calcext:value-type="string">
            <text:p><text:a xlink:href="https://www.savox-servo.com/Servos-c-1338/Coreless-Motor-c-1348/Savox-Servo-SA-1230SG-Digital-Coreless-Motor-Steel-Gear9427/" xlink:type="simple">https://www.savox-servo.com/Servos-c-1338/Coreless-Motor-c-1348/Savox-Servo-SA-1230SG-Digital-Coreless-Motor-Steel-Gear9427/</text:a></text:p>
          </table:table-cell>
          <table:table-cell office:value-type="currency" office:currency="DKK" office:value="803.51" calcext:value-type="currency">
            <text:p>kr. 803,51</text:p>
          </table:table-cell>
          <table:table-cell table:formula="of:=[.J40]*[.L40]" office:value-type="currency" office:currency="DKK" office:value="8035.1" calcext:value-type="currency">
            <text:p>kr. 8.035,10</text:p>
          </table:table-cell>
          <table:table-cell table:formula="of:=[.F40]*[.L40]" office:value-type="currency" office:currency="DKK" office:value="8035.1" calcext:value-type="currency">
            <text:p>kr. 8.035,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rvo Horn</text:p>
          </table:table-cell>
          <table:table-cell office:value-type="string" calcext:value-type="string">
            <text:p>SAVOX Servohorn 25 stråler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Fastrax 25T</text:p>
          </table:table-cell>
          <table:table-cell office:value-type="float" office:value="1" calcext:value-type="float">
            <text:p>1</text:p>
          </table:table-cell>
          <table:table-cell table:formula="of:=CEILING([.$D$2]*[.E41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rax</text:p>
          </table:table-cell>
          <table:table-cell office:value-type="float" office:value="0" calcext:value-type="float">
            <text:p>0</text:p>
          </table:table-cell>
          <table:table-cell table:formula="of:=IF(CEILING([.$D$2]*[.E41]-[.I41]+[.G41])&gt;=0; CEILING([.$D$2]*[.E41]-[.I41]+[.G41]); 0)" office:value-type="float" office:value="10" calcext:value-type="float">
            <text:p>10</text:p>
          </table:table-cell>
          <table:table-cell table:style-name="ce88" office:value-type="string" calcext:value-type="string">
            <text:p><text:a xlink:href="https://www.fastrax-rc.com/fastrax-25t-black-aluminium-dbl-servo-horn-savoxfutaba" xlink:type="simple">https://www.fastrax-rc.com/fastrax-25t-black-aluminium-dbl-servo-horn-savoxfutaba</text:a></text:p>
          </table:table-cell>
          <table:table-cell office:value-type="currency" office:currency="DKK" office:value="59.47" calcext:value-type="currency">
            <text:p>kr. 59,47</text:p>
          </table:table-cell>
          <table:table-cell table:formula="of:=[.J41]*[.L41]" office:value-type="currency" office:currency="DKK" office:value="594.7" calcext:value-type="currency">
            <text:p>kr. 594,70</text:p>
          </table:table-cell>
          <table:table-cell table:formula="of:=[.F41]*[.L41]" office:value-type="currency" office:currency="DKK" office:value="594.7" calcext:value-type="currency">
            <text:p>kr. 594,7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oystick</text:p>
          </table:table-cell>
          <table:table-cell office:value-type="string" calcext:value-type="string">
            <text:p>Wireless Controller + dong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speranza Gladiator</text:p>
          </table:table-cell>
          <table:table-cell office:value-type="float" office:value="1" calcext:value-type="float">
            <text:p>1</text:p>
          </table:table-cell>
          <table:table-cell table:formula="of:=CEILING([.$D$2]*[.E42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Mail</text:p>
          </table:table-cell>
          <table:table-cell office:value-type="float" office:value="0" calcext:value-type="float">
            <text:p>0</text:p>
          </table:table-cell>
          <table:table-cell table:formula="of:=IF(CEILING([.$D$2]*[.E42]-[.I42]+[.G42])&gt;=0; CEILING([.$D$2]*[.E42]-[.I42]+[.G42]); 0)" office:value-type="float" office:value="10" calcext:value-type="float">
            <text:p>10</text:p>
          </table:table-cell>
          <table:table-cell table:style-name="ce88" office:value-type="string" calcext:value-type="string">
            <text:p><text:a xlink:href="https://www.compumail.dk/da/p/esperanza-gladiator-gamepad-pc-sony-playstation-3-sort-992838576" xlink:type="simple">https://www.compumail.dk/da/p/esperanza-gladiator-gamepad-pc-sony-playstation-3-sort-992838576</text:a></text:p>
          </table:table-cell>
          <table:table-cell office:value-type="currency" office:currency="DKK" office:value="68" calcext:value-type="currency">
            <text:p>kr. 68,00</text:p>
          </table:table-cell>
          <table:table-cell table:formula="of:=[.J42]*[.L42]" office:value-type="currency" office:currency="DKK" office:value="680" calcext:value-type="currency">
            <text:p>kr. 680,00</text:p>
          </table:table-cell>
          <table:table-cell table:formula="of:=[.F42]*[.L42]" office:value-type="currency" office:currency="DKK" office:value="680" calcext:value-type="currency">
            <text:p>kr. 680,0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11.1V - 2.2Ah 3S 25-50C - 34.5x103.2m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urnigy Nano-Tech 2200mAh 3S 25C</text:p>
          </table:table-cell>
          <table:table-cell office:value-type="float" office:value="1" calcext:value-type="float">
            <text:p>1</text:p>
          </table:table-cell>
          <table:table-cell table:formula="of:=CEILING([.$D$2]*[.E43];1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bbyKing</text:p>
          </table:table-cell>
          <table:table-cell office:value-type="float" office:value="30" calcext:value-type="float">
            <text:p>30</text:p>
          </table:table-cell>
          <table:table-cell table:formula="of:=IF(CEILING([.$D$2]*[.E43]-[.I43]+[.G43])&gt;=0; CEILING([.$D$2]*[.E43]-[.I43]+[.G43]); 0)" office:value-type="float" office:value="0" calcext:value-type="float">
            <text:p>0</text:p>
          </table:table-cell>
          <table:table-cell office:value-type="string" calcext:value-type="string">
            <text:p><text:a xlink:href="https://hobbyking.com/en_us/turnigy-nano-tech-2200mah-3s-25c-lipo-pack-wxt60.html" xlink:type="simple">https://hobbyking.com/en_us/turnigy-nano-tech-2200mah-3s-25c-lipo-pack-wxt60.html</text:a></text:p>
          </table:table-cell>
          <table:table-cell office:value-type="currency" office:currency="DKK" office:value="187.27" calcext:value-type="currency">
            <text:p>kr. 187,27</text:p>
          </table:table-cell>
          <table:table-cell table:formula="of:=[.J43]*[.L43]" office:value-type="currency" office:currency="DKK" office:value="0" calcext:value-type="currency">
            <text:p>kr. 0,00</text:p>
          </table:table-cell>
          <table:table-cell table:formula="of:=[.F43]*[.L43]" office:value-type="currency" office:currency="DKK" office:value="1872.7" calcext:value-type="currency">
            <text:p>kr. 1.872,7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Battery Charger</text:p>
          </table:table-cell>
          <table:table-cell table:style-name="ce82" office:value-type="string" calcext:value-type="string">
            <text:p>IMAX RC B3 Pro Compact B3AC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2]*[.E44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2]*[.E44]-[.I44]+[.G44])&gt;=0; CEILING([.$D$2]*[.E44]-[.I44]+[.G44]); 0)" office:value-type="float" office:value="10" calcext:value-type="float">
            <text:p>10</text:p>
          </table:table-cell>
          <table:table-cell office:value-type="string" calcext:value-type="string">
            <text:p><text:a xlink:href="https://www.aliexpress.com/item/4000902223693.html" xlink:type="simple">https://www.aliexpress.com/item/4000902223693.html</text:a></text:p>
          </table:table-cell>
          <table:table-cell office:value-type="currency" office:currency="DKK" office:value="105.34" calcext:value-type="currency">
            <text:p>kr. 105,34</text:p>
          </table:table-cell>
          <table:table-cell table:formula="of:=[.J44]*[.L44]" office:value-type="currency" office:currency="DKK" office:value="1053.4" calcext:value-type="currency">
            <text:p>kr. 1.053,40</text:p>
          </table:table-cell>
          <table:table-cell table:formula="of:=[.F44]*[.L44]" office:value-type="currency" office:currency="DKK" office:value="1053.4" calcext:value-type="currency">
            <text:p>kr. 1.053,4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Ethernet Cable</text:p>
          </table:table-cell>
          <table:table-cell office:value-type="string" calcext:value-type="string">
            <text:p>RJ45 kabel 2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2]*[.E45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-Cables</text:p>
          </table:table-cell>
          <table:table-cell office:value-type="float" office:value="0" calcext:value-type="float">
            <text:p>0</text:p>
          </table:table-cell>
          <table:table-cell table:formula="of:=IF(CEILING([.$D$2]*[.E45]-[.I45]+[.G45])&gt;=0; CEILING([.$D$2]*[.E45]-[.I45]+[.G45]); 0)" office:value-type="float" office:value="10" calcext:value-type="float">
            <text:p>10</text:p>
          </table:table-cell>
          <table:table-cell office:value-type="string" calcext:value-type="string">
            <text:p><text:a xlink:href="https://www.av-cables.dk/cat-6-u-utp-hvid/cat-6-u-utp-netvaerkskabel-hvid-2-m.html" xlink:type="simple">https://www.av-cables.dk/cat-6-u-utp-hvid/cat-6-u-utp-netvaerkskabel-hvid-2-m.html</text:a></text:p>
          </table:table-cell>
          <table:table-cell office:value-type="currency" office:currency="DKK" office:value="20" calcext:value-type="currency">
            <text:p>kr. 20,00</text:p>
          </table:table-cell>
          <table:table-cell table:formula="of:=[.J45]*[.L45]" office:value-type="currency" office:currency="DKK" office:value="200" calcext:value-type="currency">
            <text:p>kr. 200,00</text:p>
          </table:table-cell>
          <table:table-cell table:formula="of:=[.F45]*[.L45]" office:value-type="currency" office:currency="DKK" office:value="200" calcext:value-type="currency">
            <text:p>kr. 200,0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iano thread</text:p>
          </table:table-cell>
          <table:table-cell office:value-type="string" calcext:value-type="string">
            <text:p>2mm pianotråd 100mm</text:p>
          </table:table-cell>
          <table:table-cell office:value-type="string" calcext:value-type="string">
            <text:p>Mechanical</text:p>
          </table:table-cell>
          <table:table-cell table:style-name="ce85" office:value-type="float" office:value="54505" calcext:value-type="float">
            <text:p>54505</text:p>
          </table:table-cell>
          <table:table-cell table:formula="of:=CEILING((25+33)/900;0.01)" office:value-type="float" office:value="0.07" calcext:value-type="float">
            <text:p>0.07</text:p>
          </table:table-cell>
          <table:table-cell table:formula="of:=CEILING([.$D$2]*[.E46]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fun</text:p>
          </table:table-cell>
          <table:table-cell office:value-type="float" office:value="0" calcext:value-type="float">
            <text:p>0</text:p>
          </table:table-cell>
          <table:table-cell table:formula="of:=IF(CEILING([.$D$2]*[.E46]-[.I46]+[.G46])&gt;=0; CEILING([.$D$2]*[.E46]-[.I46]+[.G46]); 0)" office:value-type="float" office:value="1" calcext:value-type="float">
            <text:p>1</text:p>
          </table:table-cell>
          <table:table-cell office:value-type="string" calcext:value-type="string">
            <text:p><text:a xlink:href="https://www.elefun.dk/p/prod.aspx?v=1494" xlink:type="simple">https://www.elefun.dk/p/prod.aspx?v=1494</text:a></text:p>
          </table:table-cell>
          <table:table-cell office:value-type="currency" office:currency="DKK" office:value="13" calcext:value-type="currency">
            <text:p>kr. 13,00</text:p>
          </table:table-cell>
          <table:table-cell table:formula="of:=[.J46]*[.L46]" office:value-type="currency" office:currency="DKK" office:value="13" calcext:value-type="currency">
            <text:p>kr. 13,00</text:p>
          </table:table-cell>
          <table:table-cell table:formula="of:=[.F46]*[.L46]" office:value-type="currency" office:currency="DKK" office:value="13" calcext:value-type="currency">
            <text:p>kr. 13,0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3x2 shrouded connector</text:p>
          </table:table-cell>
          <table:table-cell office:value-type="string" calcext:value-type="string">
            <text:p>Amphenol, T812, IDC-stik, Lige, 6-Polet Hun, 2 Rækker, Pitch: 2.54m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812106A100CEU</text:p>
          </table:table-cell>
          <table:table-cell office:value-type="float" office:value="2" calcext:value-type="float">
            <text:p>2</text:p>
          </table:table-cell>
          <table:table-cell table:formula="of:=CEILING([.$D$2]*[.E47]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0" calcext:value-type="float">
            <text:p>0</text:p>
          </table:table-cell>
          <table:table-cell table:formula="of:=IF(CEILING([.$D$2]*[.E47]-[.I47]+[.G47])&gt;=0; CEILING([.$D$2]*[.E47]-[.I47]+[.G47]); 0)" office:value-type="float" office:value="20" calcext:value-type="float">
            <text:p>20</text:p>
          </table:table-cell>
          <table:table-cell office:value-type="string" calcext:value-type="string">
            <text:p><text:a xlink:href="https://dk.rs-online.com/web/p/idc-stik/8323613" xlink:type="simple">https://dk.rs-online.com/web/p/idc-stik/8323613</text:a></text:p>
          </table:table-cell>
          <table:table-cell office:value-type="currency" office:currency="DKK" office:value="11.39" calcext:value-type="currency">
            <text:p>kr. 11,39</text:p>
          </table:table-cell>
          <table:table-cell table:formula="of:=[.J47]*[.L47]" office:value-type="currency" office:currency="DKK" office:value="227.8" calcext:value-type="currency">
            <text:p>kr. 227,80</text:p>
          </table:table-cell>
          <table:table-cell table:formula="of:=[.F47]*[.L47]" office:value-type="currency" office:currency="DKK" office:value="227.8" calcext:value-type="currency">
            <text:p>kr. 227,8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ibbon cable 60cm</text:p>
          </table:table-cell>
          <table:table-cell office:value-type="string" calcext:value-type="string">
            <text:p>30m 6 pin + 10pin Speedbloc IDC Ribbon Cab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360-093</text:p>
          </table:table-cell>
          <table:table-cell office:value-type="float" office:value="0.02" calcext:value-type="float">
            <text:p>0.02</text:p>
          </table:table-cell>
          <table:table-cell table:formula="of:=CEILING([.$D$2]*[.E48]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0.8" calcext:value-type="float">
            <text:p>0.8</text:p>
          </table:table-cell>
          <table:table-cell table:formula="of:=IF(CEILING([.$D$2]*[.E48]-[.I48]+[.G48])&gt;=0; CEILING([.$D$2]*[.E48]-[.I48]+[.G48]); 0)" office:value-type="float" office:value="-0" calcext:value-type="float">
            <text:p>0</text:p>
          </table:table-cell>
          <table:table-cell office:value-type="string" calcext:value-type="string">
            <text:p><text:a xlink:href="https://dk.rs-online.com/web/p/fladkabel/0360093" xlink:type="simple">https://dk.rs-online.com/web/p/fladkabel/0360093</text:a></text:p>
          </table:table-cell>
          <table:table-cell office:value-type="currency" office:currency="DKK" office:value="295.84" calcext:value-type="currency">
            <text:p>kr. 295,84</text:p>
          </table:table-cell>
          <table:table-cell table:formula="of:=[.J48]*[.L48]" office:value-type="currency" office:currency="DKK" office:value="-0" calcext:value-type="currency">
            <text:p>kr. 0,00</text:p>
          </table:table-cell>
          <table:table-cell table:formula="of:=[.F48]*[.L48]" office:value-type="currency" office:currency="DKK" office:value="295.84" calcext:value-type="currency">
            <text:p>kr. 295,8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ine sensor board</text:p>
          </table:table-cell>
          <table:table-cell table:style-name="ce82" office:value-type="string" calcext:value-type="string">
            <text:p>Linesensor Rev. C 2017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inesensor Rev. C 2017</text:p>
          </table:table-cell>
          <table:table-cell office:value-type="float" office:value="1" calcext:value-type="float">
            <text:p>1</text:p>
          </table:table-cell>
          <table:table-cell table:formula="of:=CEILING([.$D$2]*[.E49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Bway</text:p>
          </table:table-cell>
          <table:table-cell office:value-type="float" office:value="18" calcext:value-type="float">
            <text:p>18</text:p>
          </table:table-cell>
          <table:table-cell table:formula="of:=IF(CEILING([.$D$2]*[.E49]-[.I49]+[.G49])&gt;=0; CEILING([.$D$2]*[.E49]-[.I49]+[.G49]); 0)" office:value-type="float" office:value="0" calcext:value-type="float">
            <text:p>0</text:p>
          </table:table-cell>
          <table:table-cell table:style-name="ce88" office:value-type="string" calcext:value-type="string">
            <text:p>N/A</text:p>
          </table:table-cell>
          <table:table-cell office:value-type="currency" office:currency="DKK" office:value="0" calcext:value-type="currency">
            <text:p>kr. 0,00</text:p>
          </table:table-cell>
          <table:table-cell table:formula="of:=[.J49]*[.L49]" office:value-type="currency" office:currency="DKK" office:value="0" calcext:value-type="currency">
            <text:p>kr. 0,00</text:p>
          </table:table-cell>
          <table:table-cell table:formula="of:=[.F49]*[.L49]" office:value-type="currency" office:currency="DKK" office:value="0" calcext:value-type="currency">
            <text:p>kr. 0,0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ine sensor LED</text:p>
          </table:table-cell>
          <table:table-cell office:value-type="string" calcext:value-type="string">
            <text:p>Broadcom Lysdiode Hulmontering Rød 626 nm 1,9 lm 7,4 cd 2,1 V 30° 5 m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LMP-EG3A-WX0DV</text:p>
          </table:table-cell>
          <table:table-cell office:value-type="float" office:value="9" calcext:value-type="float">
            <text:p>9</text:p>
          </table:table-cell>
          <table:table-cell table:formula="of:=CEILING([.$D$2]*[.E50];1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131" calcext:value-type="float">
            <text:p>131</text:p>
          </table:table-cell>
          <table:table-cell table:formula="of:=IF(CEILING([.$D$2]*[.E50]-[.I50]+[.G50])&gt;=0; CEILING([.$D$2]*[.E50]-[.I50]+[.G50]); 0)" office:value-type="float" office:value="0" calcext:value-type="float">
            <text:p>0</text:p>
          </table:table-cell>
          <table:table-cell table:style-name="ce88" office:value-type="string" calcext:value-type="string">
            <text:p><text:a xlink:href="https://dk.rs-online.com/web/p/lysdioder/7693583P" xlink:type="simple">https://dk.rs-online.com/web/p/lysdioder/7693583P</text:a></text:p>
          </table:table-cell>
          <table:table-cell office:value-type="currency" office:currency="DKK" office:value="4.857" calcext:value-type="currency">
            <text:p>kr. 4,86</text:p>
          </table:table-cell>
          <table:table-cell table:formula="of:=[.J50]*[.L50]" office:value-type="currency" office:currency="DKK" office:value="0" calcext:value-type="currency">
            <text:p>kr. 0,00</text:p>
          </table:table-cell>
          <table:table-cell table:formula="of:=[.F50]*[.L50]" office:value-type="currency" office:currency="DKK" office:value="437.13" calcext:value-type="currency">
            <text:p>kr. 437,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ine sensor photodiode</text:p>
          </table:table-cell>
          <table:table-cell office:value-type="string" calcext:value-type="string">
            <text:p>Photodiodes Sideview 430-1100nm +/-65 de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PW46</text:p>
          </table:table-cell>
          <table:table-cell office:value-type="float" office:value="8" calcext:value-type="float">
            <text:p>8</text:p>
          </table:table-cell>
          <table:table-cell table:formula="of:=CEILING([.$D$2]*[.E51];1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ser</text:p>
          </table:table-cell>
          <table:table-cell office:value-type="float" office:value="33" calcext:value-type="float">
            <text:p>33</text:p>
          </table:table-cell>
          <table:table-cell table:formula="of:=IF(CEILING([.$D$2]*[.E51]-[.I51]+[.G51])&gt;=0; CEILING([.$D$2]*[.E51]-[.I51]+[.G51]); 0)" office:value-type="float" office:value="47" calcext:value-type="float">
            <text:p>47</text:p>
          </table:table-cell>
          <table:table-cell office:value-type="string" calcext:value-type="string">
            <text:p><text:a xlink:href="https://www.mouser.dk/ProductDetail/Vishay-Semiconductors/BPW46?qs=%2Fjqivxn91ccVgfsxSlAvhg%3D%3D" xlink:type="simple">https://www.mouser.dk/ProductDetail/Vishay-Semiconductors/BPW46?qs=%2Fjqivxn91ccVgfsxSlAvhg%3D%3D</text:a></text:p>
          </table:table-cell>
          <table:table-cell office:value-type="currency" office:currency="DKK" office:value="8.22" calcext:value-type="currency">
            <text:p>kr. 8,22</text:p>
          </table:table-cell>
          <table:table-cell table:formula="of:=[.J51]*[.L51]" office:value-type="currency" office:currency="DKK" office:value="386.34" calcext:value-type="currency">
            <text:p>kr. 386,34</text:p>
          </table:table-cell>
          <table:table-cell table:formula="of:=[.F51]*[.L51]" office:value-type="currency" office:currency="DKK" office:value="657.6" calcext:value-type="currency">
            <text:p>kr. 657,6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5x2 shrouded connector</text:p>
          </table:table-cell>
          <table:table-cell office:value-type="string" calcext:value-type="string">
            <text:p>Amphenol, T812, IDC-stik, Lige, 10-Polet Hun, 2 Rækker, Pitch: 2.54m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812110A101CEU</text:p>
          </table:table-cell>
          <table:table-cell office:value-type="float" office:value="1" calcext:value-type="float">
            <text:p>1</text:p>
          </table:table-cell>
          <table:table-cell table:formula="of:=CEILING([.$D$2]*[.E52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0" calcext:value-type="float">
            <text:p>0</text:p>
          </table:table-cell>
          <table:table-cell table:formula="of:=IF(CEILING([.$D$2]*[.E52]-[.I52]+[.G52])&gt;=0; CEILING([.$D$2]*[.E52]-[.I52]+[.G52]); 0)" office:value-type="float" office:value="10" calcext:value-type="float">
            <text:p>10</text:p>
          </table:table-cell>
          <table:table-cell office:value-type="string" calcext:value-type="string">
            <text:p><text:a xlink:href="https://dk.rs-online.com/web/p/idc-stik/8323483" xlink:type="simple">https://dk.rs-online.com/web/p/idc-stik/8323483</text:a></text:p>
          </table:table-cell>
          <table:table-cell office:value-type="currency" office:currency="DKK" office:value="3.57" calcext:value-type="currency">
            <text:p>kr. 3,57</text:p>
          </table:table-cell>
          <table:table-cell table:formula="of:=[.J52]*[.L52]" office:value-type="currency" office:currency="DKK" office:value="35.7" calcext:value-type="currency">
            <text:p>kr. 35,70</text:p>
          </table:table-cell>
          <table:table-cell table:formula="of:=[.F52]*[.L52]" office:value-type="currency" office:currency="DKK" office:value="35.7" calcext:value-type="currency">
            <text:p>kr. 35,7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torage Boxes</text:p>
          </table:table-cell>
          <table:table-cell office:value-type="string" calcext:value-type="string">
            <text:p>Systembox 60, 55x38.5x36c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9032318</text:p>
          </table:table-cell>
          <table:table-cell office:value-type="float" office:value="1" calcext:value-type="float">
            <text:p>1</text:p>
          </table:table-cell>
          <table:table-cell table:formula="of:=CEILING([.$D$2]*[.E53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m &amp; Fix</text:p>
          </table:table-cell>
          <table:table-cell office:value-type="float" office:value="0" calcext:value-type="float">
            <text:p>0</text:p>
          </table:table-cell>
          <table:table-cell table:formula="of:=IF(CEILING([.$D$2]*[.E53]-[.I53]+[.G53])&gt;=0; CEILING([.$D$2]*[.E53]-[.I53]+[.G53]); 0)" office:value-type="float" office:value="10" calcext:value-type="float">
            <text:p>10</text:p>
          </table:table-cell>
          <table:table-cell table:style-name="ce91" office:value-type="string" calcext:value-type="string">
            <text:p><text:span text:style-name="T8"><text:a xlink:href="https://www.jemogfix.dk/plast1-konceptboks-60-liter/1590/9032318/" xlink:type="simple">https://www.jemogfix.dk/plast1-konceptboks-60-liter/1590/9032318/</text:a></text:span></text:p>
          </table:table-cell>
          <table:table-cell office:value-type="currency" office:currency="DKK" office:value="99" calcext:value-type="currency">
            <text:p>kr. 99,00</text:p>
          </table:table-cell>
          <table:table-cell table:formula="of:=[.J53]*[.L53]" office:value-type="currency" office:currency="DKK" office:value="990" calcext:value-type="currency">
            <text:p>kr. 990,00</text:p>
          </table:table-cell>
          <table:table-cell table:formula="of:=[.F53]*[.L53]" office:value-type="currency" office:currency="DKK" office:value="990" calcext:value-type="currency">
            <text:p>kr. 990,0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tereo minijack</text:p>
          </table:table-cell>
          <table:table-cell office:value-type="string" calcext:value-type="string">
            <text:p>3.5mm 0.5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776459</text:p>
          </table:table-cell>
          <table:table-cell office:value-type="float" office:value="1" calcext:value-type="float">
            <text:p>1</text:p>
          </table:table-cell>
          <table:table-cell table:formula="of:=CEILING([.$D$2]*[.E54]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-Cables</text:p>
          </table:table-cell>
          <table:table-cell office:value-type="float" office:value="0" calcext:value-type="float">
            <text:p>0</text:p>
          </table:table-cell>
          <table:table-cell table:formula="of:=IF(CEILING([.$D$2]*[.E54]-[.I54]+[.G54])&gt;=0; CEILING([.$D$2]*[.E54]-[.I54]+[.G54]); 0)" office:value-type="float" office:value="10" calcext:value-type="float">
            <text:p>10</text:p>
          </table:table-cell>
          <table:table-cell table:style-name="ce91" office:value-type="string" calcext:value-type="string">
            <text:p><text:span text:style-name="T8"><text:a xlink:href="https://www.av-cables.dk/vinklet-minijack-kabel/vinklet-minijack-3-5-mm-kabel-0-5-m-2.html" xlink:type="simple">https://www.av-cables.dk/vinklet-minijack-kabel/vinklet-minijack-3-5-mm-kabel-0-5-m-2.html</text:a></text:span></text:p>
          </table:table-cell>
          <table:table-cell office:value-type="currency" office:currency="DKK" office:value="29" calcext:value-type="currency">
            <text:p>kr. 29,00</text:p>
          </table:table-cell>
          <table:table-cell table:formula="of:=[.J54]*[.L54]" office:value-type="currency" office:currency="DKK" office:value="290" calcext:value-type="currency">
            <text:p>kr. 290,00</text:p>
          </table:table-cell>
          <table:table-cell table:formula="of:=[.F54]*[.L54]" office:value-type="currency" office:currency="DKK" office:value="290" calcext:value-type="currency">
            <text:p>kr. 290,00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Total</text:p>
          </table:table-cell>
          <table:table-cell table:style-name="ce93" table:formula="of:=SUM([.M35:.M55])" office:value-type="currency" office:currency="DKK" office:value="27214.74" calcext:value-type="currency">
            <text:p>kr. 27.214,74</text:p>
          </table:table-cell>
          <table:table-cell table:style-name="ce93" table:formula="of:=SUM([.N35:.N55])" office:value-type="currency" office:currency="DKK" office:value="31942.07" calcext:value-type="currency">
            <text:p>kr. 31.942,07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Total cost per new robobot</text:p>
          </table:table-cell>
          <table:table-cell table:style-name="Default"/>
          <table:table-cell table:style-name="ce94" table:formula="of:=SUM([.N6:.N26])/[.D1]+SUM([.N35:.N54])/[.D2]" office:value-type="currency" office:currency="DKK" office:value="4022.7346" calcext:value-type="currency">
            <text:p>kr. 4.022,7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Total cost per upgraded robobot</text:p>
          </table:table-cell>
          <table:table-cell table:style-name="Default"/>
          <table:table-cell table:style-name="ce94" table:formula="of:=SUM([.N6:.N26])/[.D1]" office:value-type="currency" office:currency="DKK" office:value="828.5276" calcext:value-type="currency">
            <text:p>kr. 828,53</text:p>
          </table:table-cell>
          <table:table-cell table:number-columns-repeated="15"/>
        </table:table-row>
        <calcext:conditional-formats>
          <calcext:conditional-format calcext:target-range-address="'List all'.J11:'List all'.K11 'List all'.J12:'List all'.J27 'List all'.K36:'List all'.K37 'List all'.K49:'List all'.K50 'List all'.K41:'List all'.K42 'List all'.J36:'List all'.J54 'List all'.K9:'List all'.K10 'List all'.J6:'List all'.J10">
            <calcext:condition calcext:apply-style-name="Green" calcext:value="&lt;=0" calcext:base-cell-address="'List all'.J6"/>
            <calcext:condition calcext:apply-style-name="Red" calcext:value="&gt;0" calcext:base-cell-address="'List all'.J6"/>
          </calcext:conditional-format>
        </calcext:conditional-formats>
      </table:table>
      <table:table table:name="Pivot Table_List all_2" table:style-name="ta1">
        <table:table-column table:style-name="co11" table:default-cell-style-name="ce99"/>
        <table:table-column table:style-name="co11" table:number-columns-repeated="2" table:default-cell-style-name="ce106"/>
        <table:table-column table:style-name="co20" table:default-cell-style-name="ce106"/>
        <table:table-column table:style-name="co11" table:default-cell-style-name="ce110"/>
        <table:table-column table:style-name="co11" table:default-cell-style-name="ce106"/>
        <table:table-column table:style-name="co24" table:default-cell-style-name="ce106"/>
        <table:table-column table:style-name="co25" table:default-cell-style-name="ce113"/>
        <table:table-column table:style-name="co26" table:default-cell-style-name="ce117"/>
        <table:table-column table:style-name="co11" table:default-cell-style-name="Default"/>
        <table:table-column table:style-name="co11" table:default-cell-style-name="ce120"/>
        <table:table-column table:style-name="co11" table:default-cell-style-name="ce121"/>
        <table:table-column table:style-name="co11" table:number-columns-repeated="1012" table:default-cell-style-name="Default"/>
        <table:table-row table:style-name="ro3">
          <table:table-cell table:style-name="ce95" office:value-type="string" calcext:value-type="string">
            <text:p>Supplier</text:p>
          </table:table-cell>
          <table:table-cell table:style-name="ce102" office:value-type="string" calcext:value-type="string">
            <text:p>Type</text:p>
          </table:table-cell>
          <table:table-cell table:style-name="ce102" office:value-type="string" calcext:value-type="string">
            <text:p>Name</text:p>
          </table:table-cell>
          <table:table-cell table:style-name="ce102" office:value-type="string" calcext:value-type="string">
            <text:p>Desc/value</text:p>
          </table:table-cell>
          <table:table-cell table:style-name="ce102" office:value-type="string" calcext:value-type="string">
            <text:p>Part name</text:p>
          </table:table-cell>
          <table:table-cell table:style-name="ce102" office:value-type="string" calcext:value-type="string">
            <text:p>Need</text:p>
          </table:table-cell>
          <table:table-cell table:style-name="ce102" office:value-type="string" calcext:value-type="string">
            <text:p>Link</text:p>
          </table:table-cell>
          <table:table-cell table:style-name="ce102" office:value-type="string" calcext:value-type="string">
            <text:p>Subtotal</text:p>
          </table:table-cell>
          <table:table-cell table:style-name="ce116" office:value-type="string" calcext:value-type="string">
            <text:p>Sum - Subtotal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96" office:value-type="string" calcext:value-type="string">
            <text:p>Aliexpress</text:p>
          </table:table-cell>
          <table:table-cell table:style-name="ce103" office:value-type="string" calcext:value-type="string">
            <text:p>Electronics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IMAX RC B3 Pro Compact B3AC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liexpress.com/item/4000902223693.html</text:p>
          </table:table-cell>
          <table:table-cell table:number-columns-repeated="2" office:value-type="currency" office:currency="DKK" office:value="1053.4" calcext:value-type="currency">
            <text:p>kr. 1.053,40</text:p>
          </table:table-cell>
          <table:table-cell table:number-columns-repeated="1015"/>
        </table:table-row>
        <table:table-row table:style-name="ro3">
          <table:table-cell table:style-name="ce97"/>
          <table:table-cell table:style-name="ce104"/>
          <table:table-cell office:value-type="string" calcext:value-type="string">
            <text:p>IMU</text:p>
          </table:table-cell>
          <table:table-cell office:value-type="string" calcext:value-type="string">
            <text:p>MPU9250 + BMP280</text:p>
          </table:table-cell>
          <table:table-cell office:value-type="string" calcext:value-type="string">
            <text:p>MPU92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aliexpress.com/item/1005004525550587.html</text:p>
          </table:table-cell>
          <table:table-cell table:number-columns-repeated="2" office:value-type="currency" office:currency="DKK" office:value="768.75" calcext:value-type="currency">
            <text:p>kr. 768,75</text:p>
          </table:table-cell>
          <table:table-cell table:number-columns-repeated="1015"/>
        </table:table-row>
        <table:table-row table:style-name="ro3">
          <table:table-cell table:style-name="ce97"/>
          <table:table-cell table:style-name="ce104"/>
          <table:table-cell office:value-type="string" calcext:value-type="string">
            <text:p>Infrared Distance Sensor</text:p>
          </table:table-cell>
          <table:table-cell office:value-type="string" calcext:value-type="string">
            <text:p>Sharp IR distance sensor</text:p>
          </table:table-cell>
          <table:table-cell office:value-type="string" calcext:value-type="string">
            <text:p>GP2Y0A21YK0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aliexpress.com/item/32999674875.html</text:p>
          </table:table-cell>
          <table:table-cell table:number-columns-repeated="2" office:value-type="currency" office:currency="DKK" office:value="1125.9" calcext:value-type="currency">
            <text:p>kr. 1.125,90</text:p>
          </table:table-cell>
          <table:table-cell table:number-columns-repeated="1015"/>
        </table:table-row>
        <table:table-row table:style-name="ro3">
          <table:table-cell table:style-name="ce98"/>
          <table:table-cell table:style-name="ce105"/>
          <table:table-cell office:value-type="string" calcext:value-type="string">
            <text:p>Motor</text:p>
          </table:table-cell>
          <table:table-cell office:value-type="string" calcext:value-type="string">
            <text:p>JGB37-555B 400 RPM motor</text:p>
          </table:table-cell>
          <table:table-cell office:value-type="string" calcext:value-type="string">
            <text:p>JGB37-555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aliexpress.com/item/32855405427.html</text:p>
          </table:table-cell>
          <table:table-cell table:number-columns-repeated="2" office:value-type="currency" office:currency="DKK" office:value="4480.25" calcext:value-type="currency">
            <text:p>kr. 4.480,25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AV-Cables</text:p>
          </table:table-cell>
          <table:table-cell table:style-name="ce103" office:value-type="string" calcext:value-type="string">
            <text:p>Electronics</text:p>
          </table:table-cell>
          <table:table-cell office:value-type="string" calcext:value-type="string">
            <text:p>Ethernet Cable</text:p>
          </table:table-cell>
          <table:table-cell office:value-type="string" calcext:value-type="string">
            <text:p>RJ45 kabel 2m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v-cables.dk/cat-6-u-utp-hvid/cat-6-u-utp-netvaerkskabel-hvid-2-m.html</text:p>
          </table:table-cell>
          <table:table-cell table:number-columns-repeated="2" office:value-type="currency" office:currency="DKK" office:value="200" calcext:value-type="currency">
            <text:p>kr. 200,00</text:p>
          </table:table-cell>
          <table:table-cell table:number-columns-repeated="1015"/>
        </table:table-row>
        <table:table-row table:style-name="ro3">
          <table:table-cell table:style-name="ce98"/>
          <table:table-cell table:style-name="ce105"/>
          <table:table-cell office:value-type="string" calcext:value-type="string">
            <text:p>Stereo minijack</text:p>
          </table:table-cell>
          <table:table-cell office:value-type="string" calcext:value-type="string">
            <text:p>3.5mm 0.5m</text:p>
          </table:table-cell>
          <table:table-cell office:value-type="string" calcext:value-type="string">
            <text:p>7764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v-cables.dk/vinklet-minijack-kabel/vinklet-minijack-3-5-mm-kabel-0-5-m-2.html</text:p>
          </table:table-cell>
          <table:table-cell table:number-columns-repeated="2" office:value-type="currency" office:currency="DKK" office:value="290" calcext:value-type="currency">
            <text:p>kr. 290,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puMail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Wireless Controller + dongle</text:p>
          </table:table-cell>
          <table:table-cell office:value-type="string" calcext:value-type="string">
            <text:p>Esperanza Gladi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ompumail.dk/da/p/esperanza-gladiator-gamepad-pc-sony-playstation-3-sort-992838576</text:p>
          </table:table-cell>
          <table:table-cell table:number-columns-repeated="2" office:value-type="currency" office:currency="DKK" office:value="680" calcext:value-type="currency">
            <text:p>kr. 680,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lefun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Piano thread</text:p>
          </table:table-cell>
          <table:table-cell office:value-type="string" calcext:value-type="string">
            <text:p>2mm pianotråd 100mm</text:p>
          </table:table-cell>
          <table:table-cell office:value-type="float" office:value="54505" calcext:value-type="float">
            <text:p>54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efun.dk/p/prod.aspx?v=1494</text:p>
          </table:table-cell>
          <table:table-cell table:number-columns-repeated="2" office:value-type="currency" office:currency="DKK" office:value="13" calcext:value-type="currency">
            <text:p>kr. 13,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strax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Servo Horn</text:p>
          </table:table-cell>
          <table:table-cell office:value-type="string" calcext:value-type="string">
            <text:p>SAVOX Servohorn 25 stråler</text:p>
          </table:table-cell>
          <table:table-cell office:value-type="string" calcext:value-type="string">
            <text:p>Fastrax 25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astrax-rc.com/fastrax-25t-black-aluminium-dbl-servo-horn-savoxfutaba</text:p>
          </table:table-cell>
          <table:table-cell table:number-columns-repeated="2" office:value-type="currency" office:currency="DKK" office:value="594.7" calcext:value-type="currency">
            <text:p>kr. 594,7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em &amp; Fi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torage Boxes</text:p>
          </table:table-cell>
          <table:table-cell office:value-type="string" calcext:value-type="string">
            <text:p>Systembox 60, 55x38.5x36cm</text:p>
          </table:table-cell>
          <table:table-cell office:value-type="string" calcext:value-type="string">
            <text:p>90323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jemogfix.dk/plast1-konceptboks-60-liter/1590/9032318/</text:p>
          </table:table-cell>
          <table:table-cell table:number-columns-repeated="2" office:value-type="currency" office:currency="DKK" office:value="990" calcext:value-type="currency">
            <text:p>kr. 990,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ouse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ine sensor photodiode</text:p>
          </table:table-cell>
          <table:table-cell office:value-type="string" calcext:value-type="string">
            <text:p>Photodiodes Sideview 430-1100nm +/-65 deg</text:p>
          </table:table-cell>
          <table:table-cell office:value-type="string" calcext:value-type="string">
            <text:p>BPW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ttps://www.mouser.dk/ProductDetail/Vishay-Semiconductors/BPW46?qs=%2Fjqivxn91ccVgfsxSlAvhg%3D%3D</text:p>
          </table:table-cell>
          <table:table-cell table:number-columns-repeated="2" office:value-type="currency" office:currency="DKK" office:value="386.34" calcext:value-type="currency">
            <text:p>kr. 386,34</text:p>
          </table:table-cell>
          <table:table-cell table:number-columns-repeated="1015"/>
        </table:table-row>
        <table:table-row table:style-name="ro3">
          <table:table-cell table:style-name="ce100" office:value-type="string" calcext:value-type="string">
            <text:p>Raspberrypi.dk</text:p>
          </table:table-cell>
          <table:table-cell table:style-name="ce107" office:value-type="string" calcext:value-type="string">
            <text:p>Electronics</text:p>
          </table:table-cell>
          <table:table-cell table:style-name="ce107" office:value-type="string" calcext:value-type="string">
            <text:p>Raspberry Pi Kit</text:p>
          </table:table-cell>
          <table:table-cell table:style-name="ce107" office:value-type="string" calcext:value-type="string">
            <text:p>Raspberry Pi 4B 2GB</text:p>
          </table:table-cell>
          <table:table-cell table:style-name="ce111" office:value-type="string" calcext:value-type="string">
            <text:p>N/A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https://raspberrypi.dk/produkt/raspberry-pi-4-model-b-starter-kit-2/</text:p>
          </table:table-cell>
          <table:table-cell table:style-name="ce114" office:value-type="currency" office:currency="DKK" office:value="7882" calcext:value-type="currency">
            <text:p>kr. 7.882,00</text:p>
          </table:table-cell>
          <table:table-cell table:style-name="ce118" office:value-type="currency" office:currency="DKK" office:value="7882" calcext:value-type="currency">
            <text:p>kr. 7.882,00</text:p>
          </table:table-cell>
          <table:table-cell table:style-name="ce109" table:number-columns-repeated="1015"/>
        </table:table-row>
        <table:table-row table:style-name="ro3">
          <table:table-cell table:style-name="ce96" office:value-type="string" calcext:value-type="string">
            <text:p>RS-Components</text:p>
          </table:table-cell>
          <table:table-cell table:style-name="ce103" office:value-type="string" calcext:value-type="string">
            <text:p>Electronics</text:p>
          </table:table-cell>
          <table:table-cell office:value-type="string" calcext:value-type="string">
            <text:p>3x2 shrouded connector</text:p>
          </table:table-cell>
          <table:table-cell office:value-type="string" calcext:value-type="string">
            <text:p>Amphenol, T812, IDC-stik, Lige, 6-Polet Hun, 2 Rækker, Pitch: 2.54mm</text:p>
          </table:table-cell>
          <table:table-cell office:value-type="string" calcext:value-type="string">
            <text:p>T812106A100C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k.rs-online.com/web/p/idc-stik/8323613</text:p>
          </table:table-cell>
          <table:table-cell table:number-columns-repeated="2" office:value-type="currency" office:currency="DKK" office:value="227.8" calcext:value-type="currency">
            <text:p>kr. 227,80</text:p>
          </table:table-cell>
          <table:table-cell table:number-columns-repeated="1015"/>
        </table:table-row>
        <table:table-row table:style-name="ro3">
          <table:table-cell table:style-name="ce97"/>
          <table:table-cell table:style-name="ce104"/>
          <table:table-cell office:value-type="string" calcext:value-type="string">
            <text:p>5x2 shrouded connector</text:p>
          </table:table-cell>
          <table:table-cell office:value-type="string" calcext:value-type="string">
            <text:p>Amphenol, T812, IDC-stik, Lige, 10-Polet Hun, 2 Rækker, Pitch: 2.54mm</text:p>
          </table:table-cell>
          <table:table-cell office:value-type="string" calcext:value-type="string">
            <text:p>T812110A101CE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dk.rs-online.com/web/p/idc-stik/8323483</text:p>
          </table:table-cell>
          <table:table-cell table:number-columns-repeated="2" office:value-type="currency" office:currency="DKK" office:value="35.7" calcext:value-type="currency">
            <text:p>kr. 35,70</text:p>
          </table:table-cell>
          <table:table-cell table:number-columns-repeated="1015"/>
        </table:table-row>
        <table:table-row table:style-name="ro3">
          <table:table-cell table:style-name="ce98"/>
          <table:table-cell table:style-name="ce105"/>
          <table:table-cell office:value-type="string" calcext:value-type="string">
            <text:p>Speaker</text:p>
          </table:table-cell>
          <table:table-cell office:value-type="string" calcext:value-type="string">
            <text:p>ABS-235-RC speaker</text:p>
          </table:table-cell>
          <table:table-cell office:value-type="string" calcext:value-type="string">
            <text:p>817-9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k.rs-online.com/web/p/miniature-hojttalere/8179132/</text:p>
          </table:table-cell>
          <table:table-cell table:number-columns-repeated="2" office:value-type="currency" office:currency="DKK" office:value="451.8" calcext:value-type="currency">
            <text:p>kr. 451,8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AVOX-SERVO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ervo Motor</text:p>
          </table:table-cell>
          <table:table-cell office:value-type="string" calcext:value-type="string">
            <text:p>SA-1230-SG Digital Servo</text:p>
          </table:table-cell>
          <table:table-cell office:value-type="string" calcext:value-type="string">
            <text:p>SA-1230-SG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avox-servo.com/Servos-c-1338/Coreless-Motor-c-1348/Savox-Servo-SA-1230SG-Digital-Coreless-Motor-Steel-Gear9427/</text:p>
          </table:table-cell>
          <table:table-cell table:number-columns-repeated="2" office:value-type="currency" office:currency="DKK" office:value="8035.1" calcext:value-type="currency">
            <text:p>kr. 8.035,10</text:p>
          </table:table-cell>
          <table:table-cell table:number-columns-repeated="1015"/>
        </table:table-row>
        <table:table-row table:style-name="ro3">
          <table:table-cell table:style-name="ce101" office:value-type="string" calcext:value-type="string">
            <text:p>Total Result</text:p>
          </table:table-cell>
          <table:table-cell table:style-name="ce108" table:number-columns-repeated="3"/>
          <table:table-cell table:style-name="ce112"/>
          <table:table-cell table:style-name="ce108" table:number-columns-repeated="2"/>
          <table:table-cell table:style-name="ce115"/>
          <table:table-cell table:style-name="ce119" office:value-type="currency" office:currency="DKK" office:value="27214.74" calcext:value-type="currency">
            <text:p>kr. 27.214,74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 table:number-columns-repeated="3"/>
          <table:table-cell table:style-name="ce109" office:value-type="string" calcext:value-type="string">
            <text:p>ikke købt</text:p>
          </table:table-cell>
          <table:table-cell table:style-name="Default" table:number-columns-repeated="4"/>
          <table:table-cell table:style-name="ce92" table:formula="of:=[.I13]" office:value-type="currency" office:currency="DKK" office:value="7882" calcext:value-type="currency">
            <text:p>kr. 7.882,00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 table:number-columns-repeated="7"/>
          <table:table-cell table:style-name="Default" office:value-type="string" calcext:value-type="string">
            <text:p>total</text:p>
          </table:table-cell>
          <table:table-cell table:style-name="ce92" table:formula="of:=[.I18]-[.I22]" office:value-type="currency" office:currency="DKK" office:value="19332.74" calcext:value-type="currency">
            <text:p>kr. 19.332,74</text:p>
          </table:table-cell>
          <table:table-cell/>
          <table:table-cell table:style-name="Default" table:number-columns-repeated="2"/>
          <table:table-cell table:number-columns-repeated="1012"/>
        </table:table-row>
      </table:table>
      <table:table table:name="Pivot Table_List all_1" table:style-name="ta1">
        <table:table-column table:style-name="co11" table:default-cell-style-name="ce99"/>
        <table:table-column table:style-name="co11" table:default-cell-style-name="ce106"/>
        <table:table-column table:style-name="co21" table:default-cell-style-name="ce106"/>
        <table:table-column table:style-name="co11" table:default-cell-style-name="ce110"/>
        <table:table-column table:style-name="co11" table:default-cell-style-name="ce106"/>
        <table:table-column table:style-name="co22" table:default-cell-style-name="ce106"/>
        <table:table-column table:style-name="co11" table:number-columns-repeated="2" table:default-cell-style-name="ce113"/>
        <table:table-column table:style-name="co23" table:default-cell-style-name="ce117"/>
        <table:table-column table:style-name="co11" table:default-cell-style-name="Default"/>
        <table:table-column table:style-name="co11" table:default-cell-style-name="ce120"/>
        <table:table-column table:style-name="co11" table:default-cell-style-name="ce121"/>
        <table:table-row table:style-name="ro3">
          <table:table-cell table:style-name="ce95" office:value-type="string" calcext:value-type="string">
            <text:p>Supplier</text:p>
          </table:table-cell>
          <table:table-cell table:style-name="ce102" office:value-type="string" calcext:value-type="string">
            <text:p>Type</text:p>
          </table:table-cell>
          <table:table-cell table:style-name="ce102" office:value-type="string" calcext:value-type="string">
            <text:p>Name</text:p>
          </table:table-cell>
          <table:table-cell table:style-name="ce102" office:value-type="string" calcext:value-type="string">
            <text:p>Part name</text:p>
          </table:table-cell>
          <table:table-cell table:style-name="ce102" office:value-type="string" calcext:value-type="string">
            <text:p>Need</text:p>
          </table:table-cell>
          <table:table-cell table:style-name="ce102" office:value-type="string" calcext:value-type="string">
            <text:p>Link</text:p>
          </table:table-cell>
          <table:table-cell table:style-name="ce102" office:value-type="string" calcext:value-type="string">
            <text:p>Price</text:p>
          </table:table-cell>
          <table:table-cell table:style-name="ce102" office:value-type="string" calcext:value-type="string">
            <text:p>Subtotal</text:p>
          </table:table-cell>
          <table:table-cell table:style-name="ce116" office:value-type="string" calcext:value-type="string">
            <text:p>Sum - Subtotal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96" office:value-type="string" calcext:value-type="string">
            <text:p>Aliexpress</text:p>
          </table:table-cell>
          <table:table-cell table:style-name="ce103" office:value-type="string" calcext:value-type="string">
            <text:p>Electronics</text:p>
          </table:table-cell>
          <table:table-cell office:value-type="string" calcext:value-type="string">
            <text:p>JST connector 2pin single male</text:p>
          </table:table-cell>
          <table:table-cell office:value-type="string" calcext:value-type="string">
            <text:p>B2B-PH-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aliexpress.com/item/1005003681846053.html</text:p>
          </table:table-cell>
          <table:table-cell office:value-type="currency" office:currency="DKK" office:value="0.957" calcext:value-type="currency">
            <text:p>kr. 0,96</text:p>
          </table:table-cell>
          <table:table-cell table:number-columns-repeated="2" office:value-type="currency" office:currency="DKK" office:value="76.56" calcext:value-type="currency">
            <text:p>kr. 76,56</text:p>
          </table:table-cell>
          <table:table-cell table:number-columns-repeated="3"/>
        </table:table-row>
        <table:table-row table:style-name="ro3">
          <table:table-cell table:style-name="ce97"/>
          <table:table-cell table:style-name="ce105"/>
          <table:table-cell office:value-type="string" calcext:value-type="string">
            <text:p>JST connector 3pin double male</text:p>
          </table:table-cell>
          <table:table-cell office:value-type="string" calcext:value-type="string">
            <text:p>B3B-PH-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aliexpress.com/item/1005002693344052.html</text:p>
          </table:table-cell>
          <table:table-cell office:value-type="currency" office:currency="DKK" office:value="1.688" calcext:value-type="currency">
            <text:p>kr. 1,69</text:p>
          </table:table-cell>
          <table:table-cell table:number-columns-repeated="2" office:value-type="currency" office:currency="DKK" office:value="101.28" calcext:value-type="currency">
            <text:p>kr. 101,28</text:p>
          </table:table-cell>
          <table:table-cell table:number-columns-repeated="3"/>
        </table:table-row>
        <table:table-row table:style-name="ro3">
          <table:table-cell table:style-name="ce98"/>
          <table:table-cell office:value-type="string" calcext:value-type="string">
            <text:p>Mechanical</text:p>
          </table:table-cell>
          <table:table-cell office:value-type="string" calcext:value-type="string">
            <text:p>Wheel flange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aliexpress.com/item/4000208248034.html</text:p>
          </table:table-cell>
          <table:table-cell office:value-type="currency" office:currency="DKK" office:value="7.4" calcext:value-type="currency">
            <text:p>kr. 7,40</text:p>
          </table:table-cell>
          <table:table-cell table:number-columns-repeated="2" office:value-type="currency" office:currency="DKK" office:value="444" calcext:value-type="currency">
            <text:p>kr. 444,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V-Cable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USB A – micro B</text:p>
          </table:table-cell>
          <table:table-cell office:value-type="string" calcext:value-type="string">
            <text:p>CA-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av-cables.dk/usb-a-micro-b-kabel/usb-a-han-2-0-micro-b-han-0-5-m.html</text:p>
          </table:table-cell>
          <table:table-cell office:value-type="currency" office:currency="DKK" office:value="22" calcext:value-type="currency">
            <text:p>kr. 22,00</text:p>
          </table:table-cell>
          <table:table-cell table:number-columns-repeated="2" office:value-type="currency" office:currency="DKK" office:value="660" calcext:value-type="currency">
            <text:p>kr. 660,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putersal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333-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computersalg.dk/i/6673549/sandberg-usb-webcam-1080p-saver-2-mp-1920-x-1080-pixel-30-fps-1920x1080-30fps-1080p-60</text:p>
          </table:table-cell>
          <table:table-cell office:value-type="currency" office:currency="DKK" office:value="131.08" calcext:value-type="currency">
            <text:p>kr. 131,08</text:p>
          </table:table-cell>
          <table:table-cell table:number-columns-repeated="2" office:value-type="currency" office:currency="DKK" office:value="3932.4" calcext:value-type="currency">
            <text:p>kr. 3.932,40</text:p>
          </table:table-cell>
          <table:table-cell table:number-columns-repeated="3"/>
        </table:table-row>
        <table:table-row table:style-name="ro3">
          <table:table-cell table:style-name="ce101" office:value-type="string" calcext:value-type="string">
            <text:p>Total Result</text:p>
          </table:table-cell>
          <table:table-cell table:style-name="ce108" table:number-columns-repeated="2"/>
          <table:table-cell table:style-name="ce112"/>
          <table:table-cell table:style-name="ce108" table:number-columns-repeated="2"/>
          <table:table-cell table:style-name="ce122"/>
          <table:table-cell table:style-name="ce115"/>
          <table:table-cell table:style-name="ce119" office:value-type="currency" office:currency="DKK" office:value="5214.24" calcext:value-type="currency">
            <text:p>kr. 5.214,24</text:p>
          </table:table-cell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List all'.A6:'List all'.J42" table:contains-header="false">
          <table:sort>
            <table:sort-by table:field-number="3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List all_1'.A1:'Pivot Table_List all_1'.I7" table:buttons="'Pivot Table_List all_1'.A1 'Pivot Table_List all_1'.B1 'Pivot Table_List all_1'.C1 'Pivot Table_List all_1'.D1 'Pivot Table_List all_1'.E1 'Pivot Table_List all_1'.F1 'Pivot Table_List all_1'.G1 'Pivot Table_List all_1'.H1" table:show-filter-button="false" table:drill-down-on-double-click="false">
          <table:source-cell-range table:cell-range-address="'List all'.A5:'List all'.N2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3D Eksperten" table:display="true" table:show-details="true"/>
                <table:data-pilot-member table:name="Aliexpress" table:display="true" table:show-details="true"/>
                <table:data-pilot-member table:name="AV-Cables" table:display="true" table:show-details="true"/>
                <table:data-pilot-member table:name="Computersalg" table:display="true" table:show-details="true"/>
                <table:data-pilot-member table:name="Igus" table:display="true" table:show-details="true"/>
                <table:data-pilot-member table:name="PCBway" table:display="true" table:show-details="true"/>
                <table:data-pilot-member table:name="RS-Components" table:display="true" table:show-details="true"/>
                <table:data-pilot-member table:name="T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Electronics" table:display="true" table:show-details="true"/>
                <table:data-pilot-member table:name="Mechanical" table:display="true" table:show-details="true"/>
                <table:data-pilot-member table:name="Screw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3D Print Body" table:display="true" table:show-details="true"/>
                <table:data-pilot-member table:name="Camera" table:display="true" table:show-details="true"/>
                <table:data-pilot-member table:name="JST connector 2pin single male" table:display="true" table:show-details="true"/>
                <table:data-pilot-member table:name="JST connector 3pin double male" table:display="true" table:show-details="true"/>
                <table:data-pilot-member table:name="PCB" table:display="true" table:show-details="true"/>
                <table:data-pilot-member table:name="Screws Axial-fix, Radial-fix" table:display="true" table:show-details="true"/>
                <table:data-pilot-member table:name="Screws axle (x2), servo arm" table:display="true" table:show-details="true"/>
                <table:data-pilot-member table:name="Screws camera PCB" table:display="true" table:show-details="true"/>
                <table:data-pilot-member table:name="Screws Castor Axle bolt (6mm)" table:display="true" table:show-details="true"/>
                <table:data-pilot-member table:name="Screws Castor2box, servo mount" table:display="true" table:show-details="true"/>
                <table:data-pilot-member table:name="Screws lid" table:display="true" table:show-details="true"/>
                <table:data-pilot-member table:name="Screws Line sensor, camera mast " table:display="true" table:show-details="true"/>
                <table:data-pilot-member table:name="Screws motor" table:display="true" table:show-details="true"/>
                <table:data-pilot-member table:name="Screws Motor-mount " table:display="true" table:show-details="true"/>
                <table:data-pilot-member table:name="Screws MPU" table:display="true" table:show-details="true"/>
                <table:data-pilot-member table:name="Screws PCB+speaker+Raspberry,  Line-sensor-PCB, IR sensor x 2" table:display="true" table:show-details="true"/>
                <table:data-pilot-member table:name="Screws Side + cable fiz" table:display="true" table:show-details="true"/>
                <table:data-pilot-member table:name="Screws Wheel-side" table:display="true" table:show-details="true"/>
                <table:data-pilot-member table:name="USB A – micro B" table:display="true" table:show-details="true"/>
                <table:data-pilot-member table:name="Wheel flange" table:display="true" table:show-details="true"/>
                <table:data-pilot-member table:name="Wheel Horizontal bearing" table:display="true" table:show-details="true"/>
                <table:data-pilot-member table:name="Wheel Vertical bear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 name" table:orientation="row" table:used-hierarchy="0" table:function="auto">
            <table:data-pilot-level table:show-empty="false" calcext:repeat-item-labels="false">
              <table:data-pilot-members>
                <table:data-pilot-member table:name="200701" table:display="true" table:show-details="true"/>
                <table:data-pilot-member table:name="1536966" table:display="true" table:show-details="true"/>
                <table:data-pilot-member table:name="3033895" table:display="true" table:show-details="true"/>
                <table:data-pilot-member table:name="3034335" table:display="true" table:show-details="true"/>
                <table:data-pilot-member table:name="3034348" table:display="true" table:show-details="true"/>
                <table:data-pilot-member table:name="3772863" table:display="true" table:show-details="true"/>
                <table:data-pilot-member table:name="3034066" table:display="true" table:show-details="true"/>
                <table:data-pilot-member table:name="3034248" table:display="true" table:show-details="true"/>
                <table:data-pilot-member table:name="3034251" table:display="true" table:show-details="true"/>
                <table:data-pilot-member table:name="3060716" table:display="true" table:show-details="true"/>
                <table:data-pilot-member table:name="3205355" table:display="true" table:show-details="true"/>
                <table:data-pilot-member table:name="333-96" table:display="true" table:show-details="true"/>
                <table:data-pilot-member table:name="3860650" table:display="true" table:show-details="true"/>
                <table:data-pilot-member table:name="797-6200" table:display="true" table:show-details="true"/>
                <table:data-pilot-member table:name="B2B-PH-K" table:display="true" table:show-details="true"/>
                <table:data-pilot-member table:name="B3B-PH-K" table:display="true" table:show-details="true"/>
                <table:data-pilot-member table:name="CA-101" table:display="true" table:show-details="true"/>
                <table:data-pilot-member table:name="M6X40/D912-A4" table:display="true" table:show-details="true"/>
                <table:data-pilot-member table:name="MFM-0205-03" table:display="true" table:show-details="true"/>
                <table:data-pilot-member table:name="MFM-0610-10" table:display="true" table:show-details="true"/>
                <table:data-pilot-member table:name="N/A" table:display="true" table:show-details="true"/>
                <table:data-pilot-member table:name="Regbot 5.0 Bo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e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30" table:display="true" table:show-details="true"/>
                <table:data-pilot-member table:name="60" table:display="true" table:show-details="true"/>
                <table:data-pilot-member table:name="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k" table:orientation="row" table:used-hierarchy="0" table:function="auto">
            <table:data-pilot-level table:show-empty="false" calcext:repeat-item-labels="false">
              <table:data-pilot-members>
                <table:data-pilot-member table:name="https://3deksperten.dk/products/solid-black-3de-premium-petg-1-75mm" table:display="true" table:show-details="true"/>
                <table:data-pilot-member table:name="https://dk.rs-online.com/web/p/maskinskruer/7976200" table:display="true" table:show-details="true"/>
                <table:data-pilot-member table:name="https://www.aliexpress.com/item/1005002693344052.html" table:display="true" table:show-details="true"/>
                <table:data-pilot-member table:name="https://www.aliexpress.com/item/1005003681846053.html" table:display="true" table:show-details="true"/>
                <table:data-pilot-member table:name="https://www.aliexpress.com/item/4000208248034.html" table:display="true" table:show-details="true"/>
                <table:data-pilot-member table:name="https://www.av-cables.dk/usb-a-micro-b-kabel/usb-a-han-2-0-micro-b-han-0-5-m.html" table:display="true" table:show-details="true"/>
                <table:data-pilot-member table:name="https://www.computersalg.dk/i/6673549/sandberg-usb-webcam-1080p-saver-2-mp-1920-x-1080-pixel-30-fps-1920x1080-30fps-1080p-60" table:display="true" table:show-details="true"/>
                <table:data-pilot-member table:name="https://www.igus.de/product?artNr=MFM-0205-03" table:display="true" table:show-details="true"/>
                <table:data-pilot-member table:name="https://www.igus.de/product?artNr=MFM-0610-10" table:display="true" table:show-details="true"/>
                <table:data-pilot-member table:name="https://www.tme.eu/dk/en/details/b1.8x4_bn20093/screws/bossard/3205355/" table:display="true" table:show-details="true"/>
                <table:data-pilot-member table:name="https://www.tme.eu/dk/en/details/b2.2x10_bn82427/screws/bossard/3034251/" table:display="true" table:show-details="true"/>
                <table:data-pilot-member table:name="https://www.tme.eu/dk/en/details/b2.2x6_bn82427/screws/bossard/3034248/" table:display="true" table:show-details="true"/>
                <table:data-pilot-member table:name="https://www.tme.eu/dk/en/details/b2.2x6_bn82428/screws/bossard/3033895/" table:display="true" table:show-details="true"/>
                <table:data-pilot-member table:name="https://www.tme.eu/dk/en/details/b2.2x6_bn82429/screws/bossard/3772863/" table:display="true" table:show-details="true"/>
                <table:data-pilot-member table:name="https://www.tme.eu/dk/en/details/b2.5x10_bn82428/screws/bossard/3034066/" table:display="true" table:show-details="true"/>
                <table:data-pilot-member table:name="https://www.tme.eu/dk/en/details/b2.5x14_bn82427_bk/screws/bossard/3860650/" table:display="true" table:show-details="true"/>
                <table:data-pilot-member table:name="https://www.tme.eu/dk/en/details/b3x10_bn3333/bolts/bossard/1536966/" table:display="true" table:show-details="true"/>
                <table:data-pilot-member table:name="https://www.tme.eu/dk/en/details/b3x10_bn82427/screws/bossard/3034335/" table:display="true" table:show-details="true"/>
                <table:data-pilot-member table:name="https://www.tme.eu/dk/en/details/b3x16_bn82427/screws/bossard/3034348/" table:display="true" table:show-details="true"/>
                <table:data-pilot-member table:name="https://www.tme.eu/dk/en/details/b3x6_bn81882/bolts/bossard/3060716/" table:display="true" table:show-details="true"/>
                <table:data-pilot-member table:name="https://www.tme.eu/dk/en/details/m6x40_d912-a4/bolts/kraftberg/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row" table:used-hierarchy="0" table:function="auto">
            <table:data-pilot-level table:show-empty="false" calcext:repeat-item-labels="false">
              <table:data-pilot-members>
                <table:data-pilot-member table:name="kr. 0,06" table:display="true" table:show-details="true"/>
                <table:data-pilot-member table:name="kr. 0,11" table:display="true" table:show-details="true"/>
                <table:data-pilot-member table:name="kr. 0,13" table:display="true" table:show-details="true"/>
                <table:data-pilot-member table:name="kr. 0,15" table:display="true" table:show-details="true"/>
                <table:data-pilot-member table:name="kr. 0,16" table:display="true" table:show-details="true"/>
                <table:data-pilot-member table:name="kr. 0,37" table:display="true" table:show-details="true"/>
                <table:data-pilot-member table:name="kr. 0,46" table:display="true" table:show-details="true"/>
                <table:data-pilot-member table:name="kr. 0,47" table:display="true" table:show-details="true"/>
                <table:data-pilot-member table:name="kr. 0,96" table:display="true" table:show-details="true"/>
                <table:data-pilot-member table:name="kr. 1,05" table:display="true" table:show-details="true"/>
                <table:data-pilot-member table:name="kr. 1,26" table:display="true" table:show-details="true"/>
                <table:data-pilot-member table:name="kr. 1,59" table:display="true" table:show-details="true"/>
                <table:data-pilot-member table:name="kr. 1,69" table:display="true" table:show-details="true"/>
                <table:data-pilot-member table:name="kr. 1,71" table:display="true" table:show-details="true"/>
                <table:data-pilot-member table:name="kr. 7,40" table:display="true" table:show-details="true"/>
                <table:data-pilot-member table:name="kr. 22,00" table:display="true" table:show-details="true"/>
                <table:data-pilot-member table:name="kr. 131,08" table:display="true" table:show-details="true"/>
                <table:data-pilot-member table:name="kr. 637,84" table:display="true" table:show-details="true"/>
                <table:data-pilot-member table:name="kr. 1.182,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row" table:used-hierarchy="0" table:function="auto">
            <table:data-pilot-level table:show-empty="false" calcext:repeat-item-labels="false">
              <table:data-pilot-members>
                <table:data-pilot-member table:name="kr. 0,00" table:display="true" table:show-details="true"/>
                <table:data-pilot-member table:name="kr. 76,56" table:display="true" table:show-details="true"/>
                <table:data-pilot-member table:name="kr. 101,28" table:display="true" table:show-details="true"/>
                <table:data-pilot-member table:name="kr. 444,00" table:display="true" table:show-details="true"/>
                <table:data-pilot-member table:name="kr. 660,00" table:display="true" table:show-details="true"/>
                <table:data-pilot-member table:name="kr. 3.932,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data" table:used-hierarchy="0" table:function="sum">
            <table:data-pilot-level table:show-empty="false" calcext:repeat-item-labels="false">
              <table:data-pilot-members>
                <table:data-pilot-member table:name="kr. 0,00" table:display="true" table:show-details="true"/>
                <table:data-pilot-member table:name="kr. 76,56" table:display="true" table:show-details="true"/>
                <table:data-pilot-member table:name="kr. 101,28" table:display="true" table:show-details="true"/>
                <table:data-pilot-member table:name="kr. 444,00" table:display="true" table:show-details="true"/>
                <table:data-pilot-member table:name="kr. 660,00" table:display="true" table:show-details="true"/>
                <table:data-pilot-member table:name="kr. 3.932,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List all_2'.A1:'Pivot Table_List all_2'.I18" table:buttons="'Pivot Table_List all_2'.A1 'Pivot Table_List all_2'.B1 'Pivot Table_List all_2'.C1 'Pivot Table_List all_2'.D1 'Pivot Table_List all_2'.E1 'Pivot Table_List all_2'.F1 'Pivot Table_List all_2'.G1 'Pivot Table_List all_2'.H1" table:show-filter-button="false" table:drill-down-on-double-click="false">
          <table:source-cell-range table:cell-range-address="'List all'.A34:'List all'.N5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Aliexpress" table:display="true" table:show-details="true"/>
                <table:data-pilot-member table:name="AV-Cables" table:display="true" table:show-details="true"/>
                <table:data-pilot-member table:name="CompuMail" table:display="true" table:show-details="true"/>
                <table:data-pilot-member table:name="Elefun" table:display="true" table:show-details="true"/>
                <table:data-pilot-member table:name="Fastrax" table:display="true" table:show-details="true"/>
                <table:data-pilot-member table:name="HobbyKing" table:display="true" table:show-details="true"/>
                <table:data-pilot-member table:name="Jem &amp; Fix" table:display="true" table:show-details="true"/>
                <table:data-pilot-member table:name="Mouser" table:display="true" table:show-details="true"/>
                <table:data-pilot-member table:name="PCBway" table:display="true" table:show-details="true"/>
                <table:data-pilot-member table:name="Raspberrypi.dk" table:display="true" table:show-details="true"/>
                <table:data-pilot-member table:name="RS-Components" table:display="true" table:show-details="true"/>
                <table:data-pilot-member table:name="SAVOX-SERV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Electronics" table:display="true" table:show-details="true"/>
                <table:data-pilot-member table:name="Mechanical" table:display="true" table:show-details="true"/>
                <table:data-pilot-member table:name="Oth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3x2 shrouded connector" table:display="true" table:show-details="true"/>
                <table:data-pilot-member table:name="5x2 shrouded connector" table:display="true" table:show-details="true"/>
                <table:data-pilot-member table:name="Battery" table:display="true" table:show-details="true"/>
                <table:data-pilot-member table:name="Battery Charger" table:display="true" table:show-details="true"/>
                <table:data-pilot-member table:name="Ethernet Cable" table:display="true" table:show-details="true"/>
                <table:data-pilot-member table:name="IMU" table:display="true" table:show-details="true"/>
                <table:data-pilot-member table:name="Infrared Distance Sensor" table:display="true" table:show-details="true"/>
                <table:data-pilot-member table:name="Joystick" table:display="true" table:show-details="true"/>
                <table:data-pilot-member table:name="Line sensor board" table:display="true" table:show-details="true"/>
                <table:data-pilot-member table:name="Line sensor LED" table:display="true" table:show-details="true"/>
                <table:data-pilot-member table:name="Line sensor photodiode" table:display="true" table:show-details="true"/>
                <table:data-pilot-member table:name="Motor" table:display="true" table:show-details="true"/>
                <table:data-pilot-member table:name="Piano thread" table:display="true" table:show-details="true"/>
                <table:data-pilot-member table:name="Raspberry Pi Kit" table:display="true" table:show-details="true"/>
                <table:data-pilot-member table:name="Ribbon cable 60cm" table:display="true" table:show-details="true"/>
                <table:data-pilot-member table:name="Servo Horn" table:display="true" table:show-details="true"/>
                <table:data-pilot-member table:name="Servo Motor" table:display="true" table:show-details="true"/>
                <table:data-pilot-member table:name="Speaker" table:display="true" table:show-details="true"/>
                <table:data-pilot-member table:name="Stereo minijack" table:display="true" table:show-details="true"/>
                <table:data-pilot-member table:name="Storage Box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/value" table:orientation="row" table:used-hierarchy="0" table:function="auto">
            <table:data-pilot-level table:show-empty="false" calcext:repeat-item-labels="false">
              <table:data-pilot-members>
                <table:data-pilot-member table:name="11.1V - 2.2Ah 3S 25-50C - 34.5x103.2mm" table:display="true" table:show-details="true"/>
                <table:data-pilot-member table:name="2mm pianotråd 100mm" table:display="true" table:show-details="true"/>
                <table:data-pilot-member table:name="3.5mm 0.5m" table:display="true" table:show-details="true"/>
                <table:data-pilot-member table:name="30m 6 pin + 10pin Speedbloc IDC Ribbon Cable" table:display="true" table:show-details="true"/>
                <table:data-pilot-member table:name="ABS-235-RC speaker" table:display="true" table:show-details="true"/>
                <table:data-pilot-member table:name="Amphenol, T812, IDC-stik, Lige, 10-Polet Hun, 2 Rækker, Pitch: 2.54mm" table:display="true" table:show-details="true"/>
                <table:data-pilot-member table:name="Amphenol, T812, IDC-stik, Lige, 6-Polet Hun, 2 Rækker, Pitch: 2.54mm" table:display="true" table:show-details="true"/>
                <table:data-pilot-member table:name="Broadcom Lysdiode Hulmontering Rød 626 nm 1,9 lm 7,4 cd 2,1 V 30° 5 mm" table:display="true" table:show-details="true"/>
                <table:data-pilot-member table:name="IMAX RC B3 Pro Compact B3AC" table:display="true" table:show-details="true"/>
                <table:data-pilot-member table:name="JGB37-555B 400 RPM motor" table:display="true" table:show-details="true"/>
                <table:data-pilot-member table:name="Linesensor Rev. C 2017" table:display="true" table:show-details="true"/>
                <table:data-pilot-member table:name="MPU9250 + BMP280" table:display="true" table:show-details="true"/>
                <table:data-pilot-member table:name="Photodiodes Sideview 430-1100nm +/-65 deg" table:display="true" table:show-details="true"/>
                <table:data-pilot-member table:name="Raspberry Pi 4B 2GB" table:display="true" table:show-details="true"/>
                <table:data-pilot-member table:name="RJ45 kabel 2m" table:display="true" table:show-details="true"/>
                <table:data-pilot-member table:name="SA-1230-SG Digital Servo" table:display="true" table:show-details="true"/>
                <table:data-pilot-member table:name="SAVOX Servohorn 25 stråler" table:display="true" table:show-details="true"/>
                <table:data-pilot-member table:name="Sharp IR distance sensor" table:display="true" table:show-details="true"/>
                <table:data-pilot-member table:name="Systembox 60, 55x38.5x36cm" table:display="true" table:show-details="true"/>
                <table:data-pilot-member table:name="Wireless Controller + dong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 name" table:orientation="row" table:used-hierarchy="0" table:function="auto">
            <table:data-pilot-level table:show-empty="false" calcext:repeat-item-labels="false">
              <table:data-pilot-members>
                <table:data-pilot-member table:name="54505" table:display="true" table:show-details="true"/>
                <table:data-pilot-member table:name="360-093" table:display="true" table:show-details="true"/>
                <table:data-pilot-member table:name="776459" table:display="true" table:show-details="true"/>
                <table:data-pilot-member table:name="817-9132" table:display="true" table:show-details="true"/>
                <table:data-pilot-member table:name="9032318" table:display="true" table:show-details="true"/>
                <table:data-pilot-member table:name="BPW46" table:display="true" table:show-details="true"/>
                <table:data-pilot-member table:name="Esperanza Gladiator" table:display="true" table:show-details="true"/>
                <table:data-pilot-member table:name="Fastrax 25T" table:display="true" table:show-details="true"/>
                <table:data-pilot-member table:name="GP2Y0A21YK0F" table:display="true" table:show-details="true"/>
                <table:data-pilot-member table:name="HLMP-EG3A-WX0DV" table:display="true" table:show-details="true"/>
                <table:data-pilot-member table:name="JGB37-555B" table:display="true" table:show-details="true"/>
                <table:data-pilot-member table:name="Linesensor Rev. C 2017" table:display="true" table:show-details="true"/>
                <table:data-pilot-member table:name="MPU9250" table:display="true" table:show-details="true"/>
                <table:data-pilot-member table:name="N/A" table:display="true" table:show-details="true"/>
                <table:data-pilot-member table:name="SA-1230-SG+" table:display="true" table:show-details="true"/>
                <table:data-pilot-member table:name="T812106A100CEU" table:display="true" table:show-details="true"/>
                <table:data-pilot-member table:name="T812110A101CEU" table:display="true" table:show-details="true"/>
                <table:data-pilot-member table:name="Turnigy Nano-Tech 2200mAh 3S 25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e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k" table:orientation="row" table:used-hierarchy="0" table:function="auto">
            <table:data-pilot-level table:show-empty="false" calcext:repeat-item-labels="false">
              <table:data-pilot-members>
                <table:data-pilot-member table:name="https://dk.rs-online.com/web/p/fladkabel/0360093" table:display="true" table:show-details="true"/>
                <table:data-pilot-member table:name="https://dk.rs-online.com/web/p/idc-stik/8323483" table:display="true" table:show-details="true"/>
                <table:data-pilot-member table:name="https://dk.rs-online.com/web/p/idc-stik/8323613" table:display="true" table:show-details="true"/>
                <table:data-pilot-member table:name="https://dk.rs-online.com/web/p/lysdioder/7693583P" table:display="true" table:show-details="true"/>
                <table:data-pilot-member table:name="https://dk.rs-online.com/web/p/miniature-hojttalere/8179132/" table:display="true" table:show-details="true"/>
                <table:data-pilot-member table:name="https://hobbyking.com/en_us/turnigy-nano-tech-2200mah-3s-25c-lipo-pack-wxt60.html" table:display="true" table:show-details="true"/>
                <table:data-pilot-member table:name="https://raspberrypi.dk/produkt/raspberry-pi-4-model-b-starter-kit-2/" table:display="true" table:show-details="true"/>
                <table:data-pilot-member table:name="https://www.aliexpress.com/item/1005004525550587.html" table:display="true" table:show-details="true"/>
                <table:data-pilot-member table:name="https://www.aliexpress.com/item/32855405427.html" table:display="true" table:show-details="true"/>
                <table:data-pilot-member table:name="https://www.aliexpress.com/item/32999674875.html" table:display="true" table:show-details="true"/>
                <table:data-pilot-member table:name="https://www.aliexpress.com/item/4000902223693.html" table:display="true" table:show-details="true"/>
                <table:data-pilot-member table:name="https://www.av-cables.dk/cat-6-u-utp-hvid/cat-6-u-utp-netvaerkskabel-hvid-2-m.html" table:display="true" table:show-details="true"/>
                <table:data-pilot-member table:name="https://www.av-cables.dk/vinklet-minijack-kabel/vinklet-minijack-3-5-mm-kabel-0-5-m-2.html" table:display="true" table:show-details="true"/>
                <table:data-pilot-member table:name="https://www.compumail.dk/da/p/esperanza-gladiator-gamepad-pc-sony-playstation-3-sort-992838576" table:display="true" table:show-details="true"/>
                <table:data-pilot-member table:name="https://www.elefun.dk/p/prod.aspx?v=1494" table:display="true" table:show-details="true"/>
                <table:data-pilot-member table:name="https://www.fastrax-rc.com/fastrax-25t-black-aluminium-dbl-servo-horn-savoxfutaba" table:display="true" table:show-details="true"/>
                <table:data-pilot-member table:name="https://www.jemogfix.dk/plast1-konceptboks-60-liter/1590/9032318/" table:display="true" table:show-details="true"/>
                <table:data-pilot-member table:name="https://www.mouser.dk/ProductDetail/Vishay-Semiconductors/BPW46?qs=%2Fjqivxn91ccVgfsxSlAvhg%3D%3D" table:display="true" table:show-details="true"/>
                <table:data-pilot-member table:name="https://www.savox-servo.com/Servos-c-1338/Coreless-Motor-c-1348/Savox-Servo-SA-1230SG-Digital-Coreless-Motor-Steel-Gear9427/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row" table:used-hierarchy="0" table:function="auto">
            <table:data-pilot-level table:show-empty="false" calcext:repeat-item-labels="false">
              <table:data-pilot-members>
                <table:data-pilot-member table:name="kr. 0,00" table:display="true" table:show-details="true"/>
                <table:data-pilot-member table:name="kr. 13,00" table:display="true" table:show-details="true"/>
                <table:data-pilot-member table:name="kr. 35,70" table:display="true" table:show-details="true"/>
                <table:data-pilot-member table:name="kr. 200,00" table:display="true" table:show-details="true"/>
                <table:data-pilot-member table:name="kr. 227,80" table:display="true" table:show-details="true"/>
                <table:data-pilot-member table:name="kr. 290,00" table:display="true" table:show-details="true"/>
                <table:data-pilot-member table:name="kr. 386,34" table:display="true" table:show-details="true"/>
                <table:data-pilot-member table:name="kr. 451,80" table:display="true" table:show-details="true"/>
                <table:data-pilot-member table:name="kr. 594,70" table:display="true" table:show-details="true"/>
                <table:data-pilot-member table:name="kr. 680,00" table:display="true" table:show-details="true"/>
                <table:data-pilot-member table:name="kr. 768,75" table:display="true" table:show-details="true"/>
                <table:data-pilot-member table:name="kr. 990,00" table:display="true" table:show-details="true"/>
                <table:data-pilot-member table:name="kr. 1.053,40" table:display="true" table:show-details="true"/>
                <table:data-pilot-member table:name="kr. 1.125,90" table:display="true" table:show-details="true"/>
                <table:data-pilot-member table:name="kr. 4.480,25" table:display="true" table:show-details="true"/>
                <table:data-pilot-member table:name="kr. 7.882,00" table:display="true" table:show-details="true"/>
                <table:data-pilot-member table:name="kr. 8.035,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a" fo:country="DK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$</number:text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">
      <number:number number:decimal-places="0" loext:min-decimal-places="0" number:min-integer-digits="3" number:grouping="true"/>
    </number:number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kr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kr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kr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</number:date-style>
    <number:number-style style:name="N143P0" style:volatile="true">
      <loext:text>kr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kr.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kr.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</number:dat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9P0" style:volatile="true">
      <number:text>kr.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kr.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kr.</number:text>
      <number:number number:decimal-places="2" loext:min-decimal-places="2" number:min-integer-digits="1" number:grouping="true"/>
      <number:text> </number:text>
    </number:number-style>
    <number:number-style style:name="N164">
      <number:text>(kr.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kr.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kr.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kr.</number:text>
      <number:number number:decimal-places="0" loext:min-decimal-places="0" number:min-integer-digits="1" number:grouping="true"/>
      <number:text> </number:text>
    </number:number-style>
    <number:number-style style:name="N167">
      <number:text>(kr.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currency-style style:name="N17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1P2" style:volatile="true">
      <number:currency-symbol/>
      <loext:fill-character> </loext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76P0"/>
    </number:currency-style>
    <number:currency-style style:name="N178P0" style:volatile="true">
      <number:currency-symbol number:language="da" number:country="DK">kr.</number:currency-symbol>
      <number:text> </number:text>
      <number:number number:decimal-places="2" loext:min-decimal-places="2" number:min-integer-digits="1" number:grouping="true"/>
    </number:currency-style>
    <number:currency-style style:name="N178">
      <style:text-properties fo:color="#ff0000"/>
      <number:currency-symbol number:language="da" number:country="DK">kr.</number:currency-symbol>
      <number:text> -</number:text>
      <number:number number:decimal-places="2" loext:min-decimal-places="2" number:min-integer-digits="1" number:grouping="true"/>
      <style:map style:condition="value()&gt;=0" style:apply-style-name="N178P0"/>
    </number:currency-style>
    <number:currency-style style:name="N18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0P0"/>
    </number:currency-style>
    <number:currency-style style:name="N18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2P0"/>
    </number:currency-style>
    <number:currency-style style:name="N18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8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84P0"/>
    </number:currency-style>
    <number:currency-style style:name="N186P0" style:volatile="true">
      <number:number number:decimal-places="2" loext:min-decimal-places="2" number:min-integer-digits="1" number:grouping="true"/>
      <number:text> </number:text>
      <number:currency-symbol number:language="pl" number:country="PL">PLZ</number:currency-symbol>
    </number:currency-style>
    <number:currency-style style:name="N1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PLZ</number:currency-symbol>
      <style:map style:condition="value()&gt;=0" style:apply-style-name="N186P0"/>
    </number:currency-style>
    <number:currency-style style:name="N18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7P0"/>
    </number:currency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7bc65"/>
    </style:style>
    <style:style style:name="Green" style:family="table-cell" style:parent-style-name="Default">
      <style:table-cell-properties fo:background-color="#afd095" style:diagonal-bl-tr="none" style:diagonal-tl-br="none"/>
      <style:text-properties fo:color="#ffffff" style:font-weight-asian="normal"/>
    </style:style>
    <style:style style:name="Red" style:family="table-cell" style:parent-style-name="Default">
      <style:table-cell-properties fo:background-color="#ff6d6d"/>
      <style:text-properties fo:color="#ffffff" style:font-weight-asian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1:56:36.372300090</meta:creation-date>
    <dc:date>2022-12-05T10:47:17.766141523</dc:date>
    <meta:editing-duration>PT22H39M51S</meta:editing-duration>
    <meta:editing-cycles>154</meta:editing-cycles>
    <meta:generator>LibreOffice/6.4.7.2$Linux_X86_64 LibreOffice_project/40$Build-2</meta:generator>
    <meta:document-statistic meta:table-count="3" meta:cell-count="833" meta:object-count="0"/>
  </office:meta>
</office:document-meta>
</file>